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Arial Unicode MS'"/>
    <style:font-face style:name="StarSymbol" svg:font-family="StarSymbol, 'Arial Unicode MS'"/>
    <style:font-face style:name="Tahoma1" svg:font-family="Tahoma"/>
    <style:font-face style:name="Times" svg:font-family="Times, 'Times New Roman'"/>
    <style:font-face style:name="monospace" svg:font-family="monospace"/>
    <style:font-face style:name="sans-serif" svg:font-family="sans-serif, Arial"/>
    <style:font-face style:name="DejaVu Sans Mono" svg:font-family="'DejaVu Sans Mono'" style:font-family-generic="modern"/>
    <style:font-face style:name="WenQuanYi Micro Hei2" svg:font-family="'WenQuanYi Micro Hei'" style:font-family-generic="modern"/>
    <style:font-face style:name="Helvetica" svg:font-family="Helvetica, Arial" style:font-family-generic="swiss"/>
    <style:font-face style:name="Sans-serif" svg:font-family="Sans-serif, Arial" style:font-family-generic="swiss"/>
    <style:font-face style:name="Monospace" svg:font-family="Monospace" style:font-pitch="fixed"/>
    <style:font-face style:name="DejaVu Sans" svg:font-family="'DejaVu Sans'" style:font-pitch="variable"/>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Preformatted_20_Text">
      <style:paragraph-properties fo:margin-top="0.423cm" fo:margin-bottom="0cm" loext:contextual-spacing="false" fo:text-align="justify" style:justify-single-word="false"/>
    </style:style>
    <style:style style:name="P2" style:family="paragraph" style:parent-style-name="Standard">
      <style:paragraph-properties fo:margin-top="0.423cm" fo:margin-bottom="0cm" loext:contextual-spacing="false"/>
    </style:style>
    <style:style style:name="P3" style:family="paragraph" style:parent-style-name="Standard">
      <style:paragraph-properties fo:margin-top="0.423cm" fo:margin-bottom="0cm" loext:contextual-spacing="false"/>
      <style:text-properties fo:font-size="10pt" fo:language="fr" fo:country="FR" style:font-size-asian="10pt" style:font-size-complex="10pt"/>
    </style:style>
    <style:style style:name="P4" style:family="paragraph" style:parent-style-name="Standard">
      <style:paragraph-properties fo:margin-top="0.423cm" fo:margin-bottom="0cm" loext:contextual-spacing="false">
        <style:tab-stops>
          <style:tab-stop style:position="1.27cm"/>
        </style:tab-stops>
      </style:paragraph-properties>
      <style:text-properties style:font-name="Arial" fo:font-size="10pt" fo:language="fr" fo:country="FR" style:font-size-asian="10pt" style:font-name-complex="Arial" style:font-size-complex="10pt"/>
    </style:style>
    <style:style style:name="P5" style:family="paragraph" style:parent-style-name="Standard">
      <style:paragraph-properties fo:margin-top="0.423cm" fo:margin-bottom="0cm" loext:contextual-spacing="false"/>
      <style:text-properties style:font-name="Arial" fo:font-size="20pt" fo:language="fr" fo:country="FR" fo:font-weight="bold" style:font-size-asian="20pt" style:font-weight-asian="bold" style:font-name-complex="Arial" style:font-size-complex="20pt"/>
    </style:style>
    <style:style style:name="P6" style:family="paragraph" style:parent-style-name="Standard">
      <style:paragraph-properties fo:margin-top="0.423cm" fo:margin-bottom="0cm" loext:contextual-spacing="false" fo:text-align="justify" style:justify-single-word="false"/>
    </style:style>
    <style:style style:name="P7" style:family="paragraph" style:parent-style-name="Standard">
      <style:paragraph-properties fo:margin-top="0.423cm" fo:margin-bottom="0cm" loext:contextual-spacing="false" fo:break-before="page"/>
    </style:style>
    <style:style style:name="P8" style:family="paragraph" style:parent-style-name="Preformatted_20_Text">
      <loext:graphic-properties draw:fill="solid" draw:fill-color="#f9f9f9" draw:opacity="100%"/>
      <style:paragraph-properties fo:margin-top="0cm" fo:margin-bottom="0cm" loext:contextual-spacing="false" fo:orphans="2" fo:widows="2" fo:background-color="#f9f9f9" fo:padding="0cm" fo:border="none"/>
    </style:style>
    <style:style style:name="P9" style:family="paragraph" style:parent-style-name="Standard">
      <style:text-properties fo:font-variant="small-caps" style:font-name="Garamond" fo:language="fr" fo:country="FR" style:language-asian="zxx" style:country-asian="none" style:font-name-complex="Garamond"/>
    </style:style>
    <style:style style:name="P10" style:family="paragraph" style:parent-style-name="Standard">
      <style:paragraph-properties fo:text-align="end" style:justify-single-word="false"/>
    </style:style>
    <style:style style:name="P11" style:family="paragraph" style:parent-style-name="Standard">
      <style:paragraph-properties fo:text-align="end" style:justify-single-word="false"/>
      <style:text-properties style:font-name="Garamond" fo:language="fr" fo:country="FR" style:font-name-complex="Garamond"/>
    </style:style>
    <style:style style:name="P12" style:family="paragraph" style:parent-style-name="Standard">
      <style:text-properties style:font-name="Garamond" fo:font-size="48pt" fo:language="fr" fo:country="FR" style:font-size-asian="48pt" style:font-name-complex="Garamond"/>
    </style:style>
    <style:style style:name="P13" style:family="paragraph" style:parent-style-name="Standard">
      <style:paragraph-properties fo:text-align="end" style:justify-single-word="false"/>
      <style:text-properties style:font-name="Garamond" fo:font-size="48pt" fo:language="fr" fo:country="FR" style:font-size-asian="48pt" style:font-name-complex="Garamond" style:font-size-complex="28pt"/>
    </style:style>
    <style:style style:name="P14" style:family="paragraph" style:parent-style-name="Standard">
      <style:paragraph-properties fo:break-before="page"/>
    </style:style>
    <style:style style:name="P15" style:family="paragraph" style:parent-style-name="Standard">
      <style:paragraph-properties fo:margin-left="1.976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6" style:family="paragraph" style:parent-style-name="Standard">
      <style:paragraph-properties fo:margin-left="1.547cm" fo:margin-right="0cm" fo:margin-top="0.423cm" fo:margin-bottom="0cm" loext:contextual-spacing="false" fo:text-align="justify" style:justify-single-word="false" fo:text-indent="0cm" style:auto-text-indent="false">
        <style:tab-stops>
          <style:tab-stop style:position="1.025cm"/>
        </style:tab-stops>
      </style:paragraph-properties>
      <style:text-properties style:font-name="Monospace" fo:font-size="10pt" style:font-name-asian="Monospace" style:font-size-asian="10pt" style:font-name-complex="Monospace" style:font-size-complex="10pt"/>
    </style:style>
    <style:style style:name="P17" style:family="paragraph" style:parent-style-name="Standard">
      <style:paragraph-properties fo:margin-left="1.547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8" style:family="paragraph" style:parent-style-name="Standard">
      <style:paragraph-properties fo:margin-left="1.547cm" fo:margin-right="0cm" fo:text-align="start" style:justify-single-word="false" fo:text-indent="0cm"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19" style:family="paragraph" style:parent-style-name="Heading_20_1">
      <style:paragraph-properties>
        <style:tab-stops>
          <style:tab-stop style:position="0cm"/>
        </style:tab-stops>
      </style:paragraph-properties>
      <style:text-properties fo:font-variant="small-caps"/>
    </style:style>
    <style:style style:name="P20" style:family="paragraph" style:parent-style-name="Heading_20_1">
      <style:paragraph-properties>
        <style:tab-stops>
          <style:tab-stop style:position="0cm"/>
        </style:tab-stops>
      </style:paragraph-properties>
    </style:style>
    <style:style style:name="P21" style:family="paragraph" style:parent-style-name="Heading_20_1" style:master-page-name="Standard">
      <style:paragraph-properties fo:text-align="end" style:justify-single-word="false" style:page-number="auto">
        <style:tab-stops>
          <style:tab-stop style:position="0cm"/>
        </style:tab-stops>
      </style:paragraph-properties>
    </style:style>
    <style:style style:name="P22" style:family="paragraph" style:parent-style-name="Standard">
      <style:paragraph-properties fo:margin-top="0.423cm" fo:margin-bottom="0cm" loext:contextual-spacing="false"/>
    </style:style>
    <style:style style:name="P23" style:family="paragraph" style:parent-style-name="Standard" style:list-style-name="WW8Num2">
      <style:paragraph-properties fo:margin-top="0.423cm" fo:margin-bottom="0cm" loext:contextual-spacing="false" fo:text-align="justify" style:justify-single-word="false">
        <style:tab-stops>
          <style:tab-stop style:position="1.27cm"/>
        </style:tab-stops>
      </style:paragraph-properties>
      <style:text-properties style:font-name="Arial" fo:font-size="10pt" fo:language="fr" fo:country="FR" style:font-size-asian="10pt" style:font-name-complex="Arial" style:font-size-complex="10pt"/>
    </style:style>
    <style:style style:name="P24" style:family="paragraph" style:parent-style-name="Standard" style:list-style-name="WW8Num3">
      <style:paragraph-properties fo:margin-top="0.423cm" fo:margin-bottom="0cm" loext:contextual-spacing="false"/>
      <style:text-properties style:font-name="Arial" fo:font-size="10pt" fo:language="fr" fo:country="FR" fo:font-weight="normal" style:font-size-asian="10pt" style:font-weight-asian="normal" style:font-name-complex="Arial" style:font-size-complex="10pt" style:font-weight-complex="normal"/>
    </style:style>
    <style:style style:name="P25" style:family="paragraph" style:parent-style-name="Standard" style:list-style-name="L3">
      <style:paragraph-properties fo:margin-top="0.423cm" fo:margin-bottom="0cm" loext:contextual-spacing="false" fo:text-align="justify" style:justify-single-word="false" style:text-autospace="none">
        <style:tab-stops>
          <style:tab-stop style:position="2.459cm"/>
        </style:tab-stops>
      </style:paragraph-properties>
      <style:text-properties style:font-name="Arial" fo:font-size="10pt" fo:language="fr" fo:country="FR" style:font-name-asian="Monospace" style:font-size-asian="10pt" style:font-name-complex="Arial" style:font-size-complex="10pt"/>
    </style:style>
    <style:style style:name="P26" style:family="paragraph" style:parent-style-name="Standard" style:list-style-name="WW8Num3">
      <style:paragraph-properties fo:margin-top="0.423cm" fo:margin-bottom="0cm" loext:contextual-spacing="false"/>
    </style:style>
    <style:style style:name="P27" style:family="paragraph" style:parent-style-name="Standard" style:list-style-name="WW8Num4">
      <style:paragraph-properties fo:margin-top="0.423cm" fo:margin-bottom="0cm" loext:contextual-spacing="false" fo:text-align="justify" style:justify-single-word="false"/>
      <style:text-properties fo:font-variant="normal" fo:text-transform="none" fo:color="#000000" style:font-name="sans-serif" fo:font-size="10pt" fo:letter-spacing="normal" fo:language="fr" fo:country="FR" fo:font-style="normal" fo:font-weight="normal" style:font-size-asian="10pt" style:font-style-asian="normal" style:font-weight-asian="normal" style:font-name-complex="sans-serif" style:font-size-complex="10pt"/>
    </style:style>
    <style:style style:name="P28" style:family="paragraph" style:parent-style-name="Standard" style:list-style-name="WW8Num5">
      <style:paragraph-properties fo:margin-top="0.423cm" fo:margin-bottom="0cm" loext:contextual-spacing="false" fo:text-align="justify" style:justify-single-word="false"/>
      <style:text-properties fo:font-variant="normal" fo:text-transform="none" fo:color="#000000" style:font-name="sans-serif" fo:font-size="10pt" fo:letter-spacing="normal" fo:language="fr" fo:country="FR" fo:font-style="normal" fo:font-weight="normal" style:font-size-asian="10pt" style:font-style-asian="normal" style:font-weight-asian="normal" style:font-name-complex="sans-serif" style:font-size-complex="10pt" style:font-weight-complex="normal"/>
    </style:style>
    <style:style style:name="P29" style:family="paragraph" style:parent-style-name="Standard" style:list-style-name="WW8Num5">
      <style:paragraph-properties fo:margin-top="0.423cm" fo:margin-bottom="0cm" loext:contextual-spacing="false" fo:text-align="justify" style:justify-single-word="false"/>
      <style:text-properties fo:font-variant="normal" fo:text-transform="none" fo:color="#000000" style:font-name="sans-serif" fo:font-size="10pt" fo:letter-spacing="normal" fo:language="fr" fo:country="FR" fo:font-style="normal" fo:font-weight="bold" style:font-size-asian="10pt" style:font-style-asian="normal" style:font-weight-asian="bold" style:font-name-complex="sans-serif" style:font-size-complex="10pt" style:font-weight-complex="bold"/>
    </style:style>
    <style:style style:name="P30" style:family="paragraph" style:parent-style-name="Standard">
      <style:paragraph-properties fo:margin-top="0.423cm" fo:margin-bottom="0cm" loext:contextual-spacing="false"/>
      <style:text-properties fo:font-variant="normal" fo:text-transform="none" fo:color="#000000" style:font-name="Sans-serif" fo:font-size="10pt" fo:letter-spacing="normal" fo:language="fr" fo:country="FR" fo:font-style="normal" fo:font-weight="normal" style:font-size-asian="10pt" style:font-style-asian="normal" style:font-weight-asian="normal" style:font-name-complex="Sans-serif" style:font-size-complex="10pt" style:font-weight-complex="normal"/>
    </style:style>
    <style:style style:name="P31" style:family="paragraph" style:parent-style-name="Standard" style:list-style-name="WW8Num4">
      <style:paragraph-properties fo:margin-top="0.423cm" fo:margin-bottom="0cm" loext:contextual-spacing="false" fo:text-align="justify" style:justify-single-word="false"/>
    </style:style>
    <style:style style:name="P32" style:family="paragraph" style:parent-style-name="Standard" style:list-style-name="WW8Num5">
      <style:paragraph-properties fo:margin-top="0.423cm" fo:margin-bottom="0cm" loext:contextual-spacing="false" fo:text-align="justify" style:justify-single-word="false"/>
    </style:style>
    <style:style style:name="P33" style:family="paragraph" style:parent-style-name="Standard" style:list-style-name="L2">
      <style:paragraph-properties fo:margin-top="0.423cm" fo:margin-bottom="0cm" loext:contextual-spacing="false" fo:text-align="justify" style:justify-single-word="false" style:text-autospace="none">
        <style:tab-stops>
          <style:tab-stop style:position="2.459cm"/>
        </style:tab-stops>
      </style:paragraph-properties>
    </style:style>
    <style:style style:name="P34" style:family="paragraph" style:parent-style-name="Standard" style:list-style-name="WW8Num2">
      <style:paragraph-properties fo:margin-top="0.423cm" fo:margin-bottom="0cm" loext:contextual-spacing="false" fo:text-align="justify" style:justify-single-word="false">
        <style:tab-stops>
          <style:tab-stop style:position="1.27cm"/>
        </style:tab-stops>
      </style:paragraph-properties>
    </style:style>
    <style:style style:name="P35" style:family="paragraph" style:parent-style-name="Standard">
      <style:paragraph-properties fo:margin-left="1.27cm" fo:margin-right="0cm" fo:margin-top="0.423cm" fo:margin-bottom="0cm" loext:contextual-spacing="false" fo:text-align="justify" style:justify-single-word="false" fo:text-indent="-0.635cm" style:auto-text-indent="false">
        <style:tab-stops>
          <style:tab-stop style:position="1.27cm"/>
        </style:tab-stops>
      </style:paragraph-properties>
      <style:text-properties style:font-name="Arial" fo:font-size="10pt" fo:language="fr" fo:country="FR" style:font-name-asian="Arial" style:font-size-asian="10pt" style:font-name-complex="Arial" style:font-size-complex="10pt"/>
    </style:style>
    <style:style style:name="P36" style:family="paragraph" style:parent-style-name="Standard">
      <style:paragraph-properties fo:margin-left="1.27cm" fo:margin-right="0cm" fo:margin-top="0.423cm" fo:margin-bottom="0cm" loext:contextual-spacing="false" fo:text-align="justify" style:justify-single-word="false" fo:text-indent="-0.635cm" style:auto-text-indent="false">
        <style:tab-stops>
          <style:tab-stop style:position="1.27cm"/>
        </style:tab-stops>
      </style:paragraph-properties>
      <style:text-properties style:font-name="Arial" fo:font-size="10pt" fo:language="fr" fo:country="FR" style:font-size-asian="10pt" style:font-name-complex="Arial" style:font-size-complex="10pt"/>
    </style:style>
    <style:style style:name="P37" style:family="paragraph" style:parent-style-name="Standard" style:list-style-name="WW8Num2">
      <style:paragraph-properties fo:margin-left="1.27cm" fo:margin-right="0cm" fo:margin-top="0.423cm" fo:margin-bottom="0cm" loext:contextual-spacing="false" fo:text-align="justify" style:justify-single-word="false" fo:text-indent="-0.635cm" style:auto-text-indent="false">
        <style:tab-stops>
          <style:tab-stop style:position="1.27cm"/>
        </style:tab-stops>
      </style:paragraph-properties>
      <style:text-properties style:font-name="Arial" fo:font-size="10pt" fo:language="fr" fo:country="FR" style:font-size-asian="10pt" style:font-name-complex="Arial" style:font-size-complex="10pt"/>
    </style:style>
    <style:style style:name="P38" style:family="paragraph" style:parent-style-name="Standard" style:list-style-name="WW8Num2">
      <style:paragraph-properties fo:margin-left="1.27cm" fo:margin-right="0cm" fo:margin-top="0.423cm" fo:margin-bottom="0cm" loext:contextual-spacing="false" fo:text-align="justify" style:justify-single-word="false" fo:text-indent="-0.635cm" style:auto-text-indent="false" style:text-autospace="none">
        <style:tab-stops>
          <style:tab-stop style:position="1.27cm"/>
        </style:tab-stops>
      </style:paragraph-properties>
      <style:text-properties style:font-name="Arial" fo:font-size="10pt" fo:language="fr" fo:country="FR" style:font-name-asian="Monospace" style:font-size-asian="10pt" style:font-name-complex="Arial" style:font-size-complex="10pt"/>
    </style:style>
    <style:style style:name="P39" style:family="paragraph" style:parent-style-name="Standard" style:list-style-name="WW8Num2">
      <style:paragraph-properties fo:margin-left="1.27cm" fo:margin-right="0cm" fo:margin-top="0.423cm" fo:margin-bottom="0cm" loext:contextual-spacing="false" fo:text-align="justify" style:justify-single-word="false" fo:text-indent="-0.635cm" style:auto-text-indent="false">
        <style:tab-stops>
          <style:tab-stop style:position="1.27cm"/>
        </style:tab-stops>
      </style:paragraph-properties>
      <style:text-properties style:font-name="Arial" fo:font-size="10pt" fo:language="fr" fo:country="FR" fo:font-weight="normal" style:font-size-asian="10pt" style:font-weight-asian="normal" style:font-name-complex="Arial" style:font-size-complex="10pt" style:font-weight-complex="normal"/>
    </style:style>
    <style:style style:name="P40" style:family="paragraph" style:parent-style-name="Standard" style:list-style-name="WW8Num2">
      <style:paragraph-properties fo:margin-left="1.27cm" fo:margin-right="0cm" fo:margin-top="0.423cm" fo:margin-bottom="0cm" loext:contextual-spacing="false" fo:text-align="justify" style:justify-single-word="false" fo:text-indent="-0.635cm" style:auto-text-indent="false">
        <style:tab-stops>
          <style:tab-stop style:position="1.27cm"/>
        </style:tab-stops>
      </style:paragraph-properties>
    </style:style>
    <style:style style:name="P41" style:family="paragraph" style:parent-style-name="Standard">
      <style:paragraph-properties fo:margin-left="1.547cm" fo:margin-right="0cm" fo:text-align="start" style:justify-single-word="false" fo:text-indent="0cm"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42" style:family="paragraph" style:parent-style-name="Standard">
      <style:paragraph-properties fo:margin-left="1.976cm" fo:margin-right="0cm" fo:margin-top="0.423cm" fo:margin-bottom="0cm" loext:contextual-spacing="false" fo:text-align="justify" style:justify-single-word="false" fo:text-indent="0cm" style:auto-text-indent="false">
        <style:tab-stops/>
      </style:paragraph-properties>
      <style:text-properties style:font-name="Monospace" fo:font-size="10pt" fo:language="fr" fo:country="FR" style:font-name-asian="Monospace" style:font-size-asian="10pt" style:font-name-complex="Monospace" style:font-size-complex="10pt"/>
    </style:style>
    <style:style style:name="P43" style:family="paragraph" style:parent-style-name="Standard">
      <style:paragraph-properties fo:margin-left="1.976cm" fo:margin-right="0cm" fo:margin-top="0.423cm" fo:margin-bottom="0cm" loext:contextual-spacing="false" fo:text-align="justify" style:justify-single-word="false" fo:text-indent="0cm" style:auto-text-indent="false" style:text-autospace="none">
        <style:tab-stops>
          <style:tab-stop style:position="2.459cm"/>
        </style:tab-stops>
      </style:paragraph-properties>
      <style:text-properties style:font-name="Monospace" fo:font-size="10pt" fo:language="fr" fo:country="FR" style:font-name-asian="Monospace" style:font-size-asian="10pt" style:font-name-complex="Monospace" style:font-size-complex="10pt"/>
    </style:style>
    <style:style style:name="P44" style:family="paragraph" style:parent-style-name="Standard">
      <style:paragraph-properties fo:margin-left="1.976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5" style:family="paragraph" style:parent-style-name="Standard">
      <style:paragraph-properties fo:margin-left="1.976cm" fo:margin-right="0cm" fo:text-align="start" style:justify-single-word="false" fo:text-indent="0cm" style:auto-text-indent="false" style:text-autospace="none"/>
      <style:text-properties style:font-name="Monospace" fo:font-size="10pt" fo:language="fr" fo:country="FR" style:font-name-asian="Monospace" style:font-size-asian="10pt" style:font-name-complex="Monospace" style:font-size-complex="10pt"/>
    </style:style>
    <style:style style:name="P46" style:family="paragraph" style:parent-style-name="Standard" style:list-style-name="L1">
      <style:paragraph-properties fo:margin-left="2.478cm" fo:margin-right="0cm" fo:margin-top="0.423cm" fo:margin-bottom="0cm" loext:contextual-spacing="false" fo:text-align="justify" style:justify-single-word="false" fo:text-indent="-0.635cm" style:auto-text-indent="false" style:text-autospace="none">
        <style:tab-stops>
          <style:tab-stop style:position="2.459cm"/>
        </style:tab-stops>
      </style:paragraph-properties>
      <style:text-properties style:font-name="Arial" fo:font-size="10pt" fo:language="fr" fo:country="FR" style:font-name-asian="Monospace" style:font-size-asian="10pt" style:font-name-complex="Arial" style:font-size-complex="10pt"/>
    </style:style>
    <style:style style:name="P47" style:family="paragraph" style:parent-style-name="Standard">
      <style:paragraph-properties fo:margin-left="2.478cm" fo:margin-right="0cm" fo:margin-top="0.423cm" fo:margin-bottom="0cm" loext:contextual-spacing="false" fo:text-align="justify" style:justify-single-word="false" fo:text-indent="-0.635cm" style:auto-text-indent="false" style:text-autospace="none">
        <style:tab-stops>
          <style:tab-stop style:position="2.459cm"/>
        </style:tab-stops>
      </style:paragraph-properties>
      <style:text-properties style:font-name="Arial" fo:font-size="10pt" fo:language="fr" fo:country="FR" style:font-name-asian="Monospace" style:font-size-asian="10pt" style:font-name-complex="Arial" style:font-size-complex="10pt"/>
    </style:style>
    <style:style style:name="P48" style:family="paragraph" style:parent-style-name="Standard">
      <style:paragraph-properties fo:margin-left="2.515cm" fo:margin-right="0cm" fo:margin-top="0.423cm" fo:margin-bottom="0cm" loext:contextual-spacing="false" fo:text-align="justify" style:justify-single-word="false" fo:text-indent="-0.019cm" style:auto-text-indent="false">
        <style:tab-stops/>
      </style:paragraph-properties>
      <style:text-properties style:font-name="Arial" fo:font-size="10pt" fo:language="fr" fo:country="FR" style:font-size-asian="10pt" style:font-name-complex="Arial" style:font-size-complex="10pt"/>
    </style:style>
    <style:style style:name="P49" style:family="paragraph" style:parent-style-name="Standard">
      <style:paragraph-properties fo:margin-left="0cm" fo:margin-right="0cm" fo:margin-top="0.423cm" fo:margin-bottom="0cm" loext:contextual-spacing="false" fo:text-align="justify" style:justify-single-word="false" fo:text-indent="0cm" style:auto-text-indent="false">
        <style:tab-stops>
          <style:tab-stop style:position="1.27cm"/>
        </style:tab-stops>
      </style:paragraph-properties>
      <style:text-properties style:font-name="Arial" fo:font-size="10pt" fo:language="fr" fo:country="FR" fo:font-weight="bold" style:font-size-asian="10pt" style:font-weight-asian="bold" style:font-name-complex="Arial" style:font-size-complex="10pt"/>
    </style:style>
    <style:style style:name="P50" style:family="paragraph">
      <style:paragraph-properties fo:margin-left="0cm" fo:margin-right="0cm" fo:margin-top="0cm" fo:margin-bottom="0cm" style:line-height-at-least="0cm" fo:text-align="center" fo:text-indent="0cm" style:writing-mode="lr-tb"/>
    </style:style>
    <style:style style:name="P51" style:family="paragraph">
      <loext:graphic-properties draw:fill="solid" draw:fill-color="#ffffcc"/>
      <style:paragraph-properties fo:margin-left="0cm" fo:margin-right="0cm" fo:margin-top="0cm" fo:margin-bottom="0cm" style:line-height-at-least="0cm" fo:text-align="center" fo:text-indent="0cm" style:writing-mode="lr-tb"/>
    </style:style>
    <style:style style:name="P52" style:family="paragraph">
      <loext:graphic-properties draw:fill="none" draw:fill-color="#ffffff"/>
      <style:paragraph-properties fo:text-align="center" style:writing-mode="lr-tb"/>
    </style:style>
    <style:style style:name="P53" style:family="paragraph">
      <style:paragraph-properties fo:margin-left="0cm" fo:margin-right="0cm" fo:margin-top="0cm" fo:margin-bottom="0cm" style:line-height-at-least="0cm" fo:text-align="start" fo:text-indent="0cm" style:writing-mode="lr-tb"/>
    </style:style>
    <style:style style:name="P54" style:family="paragraph">
      <loext:graphic-properties draw:fill="none" draw:fill-color="#ffffff"/>
      <style:paragraph-properties fo:margin-left="0cm" fo:margin-right="0cm" fo:margin-top="0cm" fo:margin-bottom="0cm" style:line-height-at-least="0cm" fo:text-align="start" fo:text-indent="0cm" style:writing-mode="lr-tb"/>
    </style:style>
    <style:style style:name="P55" style:family="paragraph">
      <loext:graphic-properties draw:fill="none" draw:fill-color="#ffffff"/>
      <style:paragraph-properties fo:margin-left="0cm" fo:margin-right="0cm" fo:margin-top="0cm" fo:margin-bottom="0cm" style:line-height-at-least="0cm" fo:text-align="center" fo:text-indent="0cm" style:writing-mode="lr-tb"/>
    </style:style>
    <style:style style:name="P56" style:family="paragraph">
      <style:paragraph-properties fo:margin-left="0cm" fo:margin-right="0cm" fo:margin-top="0cm" fo:margin-bottom="0cm" style:line-height-at-least="0cm" fo:text-align="end" fo:text-indent="0cm" style:writing-mode="lr-tb"/>
    </style:style>
    <style:style style:name="P57" style:family="paragraph">
      <loext:graphic-properties draw:fill="none" draw:fill-color="#ffffff"/>
      <style:paragraph-properties fo:margin-left="0cm" fo:margin-right="0cm" fo:margin-top="0cm" fo:margin-bottom="0cm" style:line-height-at-least="0cm" fo:text-align="end" fo:text-indent="0cm" style:writing-mode="lr-tb"/>
    </style:style>
    <style:style style:name="P58" style:family="paragraph">
      <loext:graphic-properties draw:fill="solid" draw:fill-color="#969696"/>
      <style:paragraph-properties style:writing-mode="lr-tb"/>
    </style:style>
    <style:style style:name="T1" style:family="text">
      <style:text-properties fo:font-variant="small-caps"/>
    </style:style>
    <style:style style:name="T2" style:family="text">
      <style:text-properties fo:font-variant="small-caps" style:font-name-asian="Garamond"/>
    </style:style>
    <style:style style:name="T3" style:family="text">
      <style:text-properties fo:font-variant="small-caps" officeooo:rsid="001bbc13" style:font-name-asian="Garamond"/>
    </style:style>
    <style:style style:name="T4" style:family="text">
      <style:text-properties fo:font-variant="small-caps" officeooo:rsid="001bbc13"/>
    </style:style>
    <style:style style:name="T5" style:family="text">
      <style:text-properties fo:font-variant="small-caps" style:use-window-font-color="true" style:font-name="Garamond" fo:font-size="26pt" fo:language="fr" fo:country="FR" officeooo:rsid="001bbc13" style:font-name-asian="Times New Roman" style:font-size-asian="26pt" style:language-asian="zxx" style:country-asian="none" style:font-name-complex="Garamond" style:font-size-complex="12pt" style:language-complex="ar" style:country-complex="SA"/>
    </style:style>
    <style:style style:name="T6" style:family="text">
      <style:text-properties style:font-name="Garamond" fo:font-size="48pt" fo:language="fr" fo:country="FR" style:font-size-asian="48pt" style:font-name-complex="Garamond" style:font-size-complex="28pt"/>
    </style:style>
    <style:style style:name="T7" style:family="text">
      <style:text-properties style:font-name="Garamond" fo:font-size="48pt" fo:language="fr" fo:country="FR" style:font-name-asian="Garamond" style:font-size-asian="48pt" style:font-name-complex="Garamond" style:font-size-complex="28pt"/>
    </style:style>
    <style:style style:name="T8" style:family="text">
      <style:text-properties style:font-name="Arial" fo:font-size="20pt" fo:language="fr" fo:country="FR" fo:font-weight="bold" style:font-size-asian="20pt" style:font-weight-asian="bold" style:font-name-complex="Arial" style:font-size-complex="20pt"/>
    </style:style>
    <style:style style:name="T9" style:family="text">
      <style:text-properties style:font-name="Arial" fo:font-size="20pt" fo:language="fr" fo:country="FR" fo:font-weight="bold" style:font-name-asian="Arial" style:font-size-asian="20pt" style:font-weight-asian="bold" style:font-name-complex="Arial" style:font-size-complex="20pt"/>
    </style:style>
    <style:style style:name="T10" style:family="text">
      <style:text-properties style:font-name="Arial" fo:font-size="10pt" fo:language="fr" fo:country="FR" style:font-size-asian="10pt" style:font-name-complex="Arial" style:font-size-complex="10pt"/>
    </style:style>
    <style:style style:name="T11" style:family="text">
      <style:text-properties style:font-name="Arial" fo:font-size="10pt" fo:language="fr" fo:country="FR" officeooo:rsid="001cef3f" style:font-size-asian="10pt" style:font-name-complex="Arial" style:font-size-complex="10pt"/>
    </style:style>
    <style:style style:name="T12" style:family="text">
      <style:text-properties style:font-name="Arial" fo:font-size="10pt" fo:language="fr" fo:country="FR" style:font-name-asian="Arial" style:font-size-asian="10pt" style:font-name-complex="Arial" style:font-size-complex="10pt"/>
    </style:style>
    <style:style style:name="T13" style:family="text">
      <style:text-properties style:font-name="Arial" fo:font-size="10pt" fo:language="fr" fo:country="FR" officeooo:rsid="001d97e5" style:font-name-asian="Arial" style:font-size-asian="10pt" style:font-name-complex="Arial" style:font-size-complex="10pt"/>
    </style:style>
    <style:style style:name="T14" style:family="text">
      <style:text-properties style:font-name="Arial" fo:font-size="10pt" fo:language="fr" fo:country="FR" fo:font-weight="normal" style:font-size-asian="10pt" style:font-weight-asian="normal" style:font-name-complex="Arial" style:font-size-complex="10pt" style:font-weight-complex="normal"/>
    </style:style>
    <style:style style:name="T15" style:family="text">
      <style:text-properties style:font-name="Arial" fo:font-size="10pt" fo:language="fr" fo:country="FR" fo:font-weight="normal" style:font-name-asian="Arial" style:font-size-asian="10pt" style:font-weight-asian="normal" style:font-name-complex="Arial" style:font-size-complex="10pt" style:font-weight-complex="normal"/>
    </style:style>
    <style:style style:name="T16" style:family="text">
      <style:text-properties style:font-name="Arial" fo:font-size="10pt" fo:language="fr" fo:country="FR" fo:font-weight="bold" style:font-size-asian="10pt" style:font-weight-asian="bold" style:font-name-complex="Arial" style:font-size-complex="10pt" style:font-weight-complex="bold"/>
    </style:style>
    <style:style style:name="T17" style:family="text">
      <style:text-properties style:font-name="Arial" fo:font-size="10pt" fo:language="fr" fo:country="FR" style:text-underline-style="solid" style:text-underline-width="auto" style:text-underline-color="font-color" fo:font-weight="bold" style:font-size-asian="10pt" style:font-weight-asian="bold" style:font-name-complex="Arial" style:font-size-complex="10pt" style:font-weight-complex="bold"/>
    </style:style>
    <style:style style:name="T18" style:family="text">
      <style:text-properties style:font-name="Arial" fo:font-size="10pt" fo:language="fr" fo:country="FR" fo:font-style="normal" fo:font-weight="bold" style:font-size-asian="10pt" style:font-style-asian="normal" style:font-weight-asian="bold" style:font-name-complex="Arial" style:font-size-complex="10pt" style:font-style-complex="normal" style:font-weight-complex="bold"/>
    </style:style>
    <style:style style:name="T19" style:family="text">
      <style:text-properties style:font-name="Arial" fo:font-size="10pt" fo:language="fr" fo:country="FR" fo:font-style="normal"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T20" style:family="text">
      <style:text-properties style:font-name="Arial" fo:font-size="10pt" fo:language="fr" fo:country="FR" style:text-underline-style="none" fo:font-weight="bold" style:font-size-asian="10pt" style:font-weight-asian="bold" style:font-name-complex="Arial" style:font-size-complex="10pt" style:font-weight-complex="bold"/>
    </style:style>
    <style:style style:name="T21" style:family="text">
      <style:text-properties style:font-name="Arial" fo:font-size="14pt" fo:language="fr" fo:country="FR" style:font-size-asian="14pt" style:font-name-complex="Arial" style:font-size-complex="14pt"/>
    </style:style>
    <style:style style:name="T22" style:family="text">
      <style:text-properties style:font-name="Arial" fo:font-size="14pt" fo:language="fr" fo:country="FR" style:font-name-asian="Arial" style:font-size-asian="14pt" style:font-name-complex="Arial" style:font-size-complex="14pt"/>
    </style:style>
    <style:style style:name="T23" style:family="text">
      <style:text-properties fo:font-variant="normal" fo:text-transform="none" fo:color="#000000" style:font-name="sans-serif" fo:font-size="10pt" fo:letter-spacing="normal" fo:language="fr" fo:country="FR" fo:font-style="normal" fo:font-weight="normal" style:font-size-asian="10pt" style:font-style-asian="normal" style:font-weight-asian="normal" style:font-name-complex="sans-serif" style:font-size-complex="10pt"/>
    </style:style>
    <style:style style:name="T24" style:family="text">
      <style:text-properties fo:font-variant="normal" fo:text-transform="none" fo:color="#000000" style:font-name="sans-serif" fo:font-size="10pt" fo:letter-spacing="normal" fo:language="fr" fo:country="FR" fo:font-style="normal" fo:font-weight="normal" style:font-size-asian="10pt" style:font-style-asian="normal" style:font-weight-asian="normal" style:font-name-complex="sans-serif" style:font-size-complex="10pt" style:font-weight-complex="normal"/>
    </style:style>
    <style:style style:name="T25" style:family="text">
      <style:text-properties fo:font-variant="normal" fo:text-transform="none" fo:color="#000000" style:font-name="sans-serif" fo:font-size="10pt" fo:letter-spacing="normal" fo:language="fr" fo:country="FR" fo:font-style="normal" fo:font-weight="normal" style:font-name-asian="sans-serif" style:font-size-asian="10pt" style:font-style-asian="normal" style:font-weight-asian="normal" style:font-name-complex="sans-serif" style:font-size-complex="10pt"/>
    </style:style>
    <style:style style:name="T26" style:family="text">
      <style:text-properties fo:font-variant="normal" fo:text-transform="none" fo:color="#000000" style:font-name="sans-serif" fo:font-size="10pt" fo:letter-spacing="normal" fo:language="fr" fo:country="FR" fo:font-style="normal" fo:font-weight="normal" style:font-name-asian="sans-serif" style:font-size-asian="10pt" style:font-style-asian="normal" style:font-weight-asian="normal" style:font-name-complex="sans-serif" style:font-size-complex="10pt" style:font-weight-complex="normal"/>
    </style:style>
    <style:style style:name="T27" style:family="text">
      <style:text-properties fo:font-variant="normal" fo:text-transform="none" fo:color="#000000" style:font-name="sans-serif" fo:font-size="10pt" fo:letter-spacing="normal" fo:language="fr" fo:country="FR" fo:font-style="normal" fo:font-weight="normal" officeooo:rsid="001d97e5" style:font-name-asian="sans-serif" style:font-size-asian="10pt" style:font-style-asian="normal" style:font-weight-asian="normal" style:font-name-complex="sans-serif" style:font-size-complex="10pt"/>
    </style:style>
    <style:style style:name="T28" style:family="text">
      <style:text-properties fo:font-variant="normal" fo:text-transform="none" fo:color="#000000" style:font-name="sans-serif" fo:font-size="10pt" fo:letter-spacing="normal" fo:language="fr" fo:country="FR" fo:font-style="normal" fo:font-weight="normal" officeooo:rsid="001d97e5" style:font-name-asian="Times New Roman" style:font-size-asian="10pt" style:language-asian="zxx" style:country-asian="none" style:font-style-asian="normal" style:font-weight-asian="normal" style:font-name-complex="sans-serif" style:font-size-complex="10pt" style:language-complex="ar" style:country-complex="SA"/>
    </style:style>
    <style:style style:name="T29" style:family="text">
      <style:text-properties fo:font-variant="normal" fo:text-transform="none" fo:color="#000000" style:font-name="sans-serif" fo:font-size="10pt" fo:letter-spacing="normal" fo:language="fr" fo:country="FR" fo:font-style="normal" fo:font-weight="bold" style:font-size-asian="10pt" style:font-style-asian="normal" style:font-weight-asian="bold" style:font-name-complex="sans-serif" style:font-size-complex="10pt" style:font-weight-complex="bold"/>
    </style:style>
    <style:style style:name="T30" style:family="text">
      <style:text-properties fo:font-variant="normal" fo:text-transform="none" fo:color="#000000" style:font-name="sans-serif" fo:font-size="10pt" fo:letter-spacing="normal" fo:language="fr" fo:country="FR" fo:font-style="normal" fo:font-weight="bold" style:font-name-asian="sans-serif" style:font-size-asian="10pt" style:font-style-asian="normal" style:font-weight-asian="bold" style:font-name-complex="sans-serif" style:font-size-complex="10pt" style:font-weight-complex="bold"/>
    </style:style>
    <style:style style:name="T31" style:family="text">
      <style:text-properties fo:font-variant="normal" fo:text-transform="none" fo:color="#000000" style:font-name="Arial" fo:font-size="14pt" fo:letter-spacing="normal" fo:language="fr" fo:country="FR" fo:font-style="normal" fo:font-weight="normal" style:font-size-asian="14pt" style:font-style-asian="normal" style:font-weight-asian="normal" style:font-name-complex="Arial" style:font-size-complex="14pt" style:font-weight-complex="normal"/>
    </style:style>
    <style:style style:name="T32" style:family="text">
      <style:text-properties fo:font-variant="normal" fo:text-transform="none" fo:color="#000000" style:font-name="Arial" fo:font-size="14pt" fo:letter-spacing="normal" fo:language="fr" fo:country="FR" fo:font-style="normal" fo:font-weight="normal" style:font-name-asian="Arial" style:font-size-asian="14pt" style:font-style-asian="normal" style:font-weight-asian="normal" style:font-name-complex="Arial" style:font-size-complex="14pt" style:font-weight-complex="normal"/>
    </style:style>
    <style:style style:name="T33" style:family="text">
      <style:text-properties fo:font-variant="normal" fo:text-transform="none" fo:color="#000000" style:font-name="Sans-serif" fo:font-size="10pt" fo:letter-spacing="normal" fo:language="fr" fo:country="FR" fo:font-style="normal" fo:font-weight="normal" style:font-size-asian="10pt" style:font-style-asian="normal" style:font-weight-asian="normal" style:font-name-complex="Sans-serif" style:font-size-complex="10pt" style:font-weight-complex="normal"/>
    </style:style>
    <style:style style:name="T34" style:family="text">
      <style:text-properties fo:font-variant="normal" fo:text-transform="none" fo:color="#000000" style:font-name="Sans-serif" fo:font-size="10pt" fo:letter-spacing="normal" fo:language="fr" fo:country="FR" fo:font-style="normal" fo:font-weight="normal" style:font-size-asian="10pt" style:font-style-asian="normal" style:font-weight-asian="normal" style:font-name-complex="Sans-serif" style:font-size-complex="10pt" style:font-style-complex="normal" style:font-weight-complex="normal"/>
    </style:style>
    <style:style style:name="T35" style:family="text">
      <style:text-properties fo:font-variant="normal" fo:text-transform="none" fo:color="#000000" style:font-name="Sans-serif" fo:font-size="10pt" fo:letter-spacing="normal" fo:language="fr" fo:country="FR" fo:font-style="normal" fo:font-weight="normal" style:font-name-asian="Sans-serif" style:font-size-asian="10pt" style:font-style-asian="normal" style:font-weight-asian="normal" style:font-name-complex="Sans-serif" style:font-size-complex="10pt" style:font-weight-complex="normal"/>
    </style:style>
    <style:style style:name="T36" style:family="text">
      <style:text-properties fo:font-variant="normal" fo:text-transform="none" fo:color="#000000" style:font-name="Sans-serif" fo:font-size="10pt" fo:letter-spacing="normal" fo:language="fr" fo:country="FR" fo:font-style="normal" fo:font-weight="normal" style:font-name-asian="Sans-serif" style:font-size-asian="10pt" style:font-style-asian="normal" style:font-weight-asian="normal" style:font-name-complex="Sans-serif" style:font-size-complex="10pt" style:font-style-complex="normal" style:font-weight-complex="normal"/>
    </style:style>
    <style:style style:name="T37" style:family="text">
      <style:text-properties fo:font-variant="normal" fo:text-transform="none" fo:color="#000000" style:font-name="Sans-serif" fo:font-size="10pt" fo:letter-spacing="normal" fo:language="fr" fo:country="FR" fo:font-style="italic" fo:font-weight="normal" style:font-size-asian="10pt" style:font-style-asian="italic" style:font-weight-asian="normal" style:font-name-complex="Sans-serif" style:font-size-complex="10pt" style:font-style-complex="italic" style:font-weight-complex="normal"/>
    </style:style>
    <style:style style:name="T38" style:family="text">
      <style:text-properties fo:font-variant="normal" fo:text-transform="none" fo:color="#000000" style:font-name="Sans-serif" fo:font-size="10pt" fo:letter-spacing="normal" fo:language="fr" fo:country="FR" fo:font-style="italic" fo:font-weight="normal" style:font-name-asian="Sans-serif" style:font-size-asian="10pt" style:font-style-asian="italic" style:font-weight-asian="normal" style:font-name-complex="Sans-serif" style:font-size-complex="10pt" style:font-style-complex="italic" style:font-weight-complex="normal"/>
    </style:style>
    <style:style style:name="T39" style:family="text">
      <style:text-properties fo:font-variant="normal" fo:text-transform="none" style:use-window-font-color="true" style:font-name="monospace" fo:font-size="10pt" fo:letter-spacing="normal" fo:language="fr" fo:country="FR" fo:font-style="normal" fo:font-weight="normal" style:font-size-asian="10pt" style:font-style-asian="normal" style:font-weight-asian="normal" style:font-name-complex="monospace" style:font-size-complex="10pt" style:font-weight-complex="normal"/>
    </style:style>
    <style:style style:name="T40" style:family="text">
      <style:text-properties fo:font-variant="normal" fo:text-transform="none" style:use-window-font-color="true" style:font-name="monospace" fo:font-size="10pt" fo:letter-spacing="normal" fo:language="fr" fo:country="FR" fo:font-style="normal" fo:font-weight="normal" style:font-name-asian="monospace" style:font-size-asian="10pt" style:font-style-asian="normal" style:font-weight-asian="normal" style:font-name-complex="monospace" style:font-size-complex="10pt" style:font-weight-complex="normal"/>
    </style:style>
    <style:style style:name="T41" style:family="text">
      <style:text-properties fo:font-variant="normal" fo:text-transform="none" style:use-window-font-color="true" style:font-name="monospace" fo:font-size="10pt" fo:letter-spacing="normal" fo:language="fr" fo:country="FR" fo:font-style="normal" fo:font-weight="bold" style:font-size-asian="10pt" style:font-style-asian="normal" style:font-weight-asian="bold" style:font-name-complex="monospace" style:font-size-complex="10pt" style:font-weight-complex="bold"/>
    </style:style>
    <style:style style:name="T42" style:family="text">
      <style:text-properties fo:font-variant="normal" fo:text-transform="none" style:use-window-font-color="true" style:font-name="monospace" fo:font-size="10pt" fo:letter-spacing="normal" fo:font-style="normal" fo:font-weight="normal" style:font-size-asian="10pt" style:font-style-asian="normal" style:font-weight-asian="normal" style:font-name-complex="monospace"/>
    </style:style>
    <style:style style:name="T43" style:family="text">
      <style:text-properties fo:font-variant="normal" fo:text-transform="none" style:use-window-font-color="true" style:font-name="monospace" fo:font-size="10pt" fo:letter-spacing="normal" fo:font-style="normal" fo:font-weight="normal" style:font-size-asian="10pt" style:font-style-asian="normal" style:font-weight-asian="normal" style:font-name-complex="monospace" style:font-weight-complex="normal"/>
    </style:style>
    <style:style style:name="T44" style:family="text">
      <style:text-properties fo:font-variant="normal" fo:text-transform="none" style:use-window-font-color="true" style:font-name="monospace" fo:font-size="10pt" fo:letter-spacing="normal" fo:font-style="normal" fo:font-weight="normal" style:font-name-asian="monospace" style:font-size-asian="10pt" style:font-style-asian="normal" style:font-weight-asian="normal" style:font-name-complex="monospace"/>
    </style:style>
    <style:style style:name="T45" style:family="text">
      <style:text-properties fo:font-variant="normal" fo:text-transform="none" style:use-window-font-color="true" style:font-name="monospace" fo:font-size="10pt" fo:letter-spacing="normal" fo:font-style="normal" fo:font-weight="normal" style:font-name-asian="monospace" style:font-size-asian="10pt" style:font-style-asian="normal" style:font-weight-asian="normal" style:font-name-complex="monospace" style:font-weight-complex="normal"/>
    </style:style>
    <style:style style:name="T46" style:family="text">
      <style:text-properties fo:font-variant="normal" fo:text-transform="none" style:use-window-font-color="true" style:font-name="monospace" fo:font-size="10pt" fo:letter-spacing="normal" fo:font-style="normal" fo:font-weight="bold" style:font-size-asian="10pt" style:font-style-asian="normal" style:font-weight-asian="bold" style:font-name-complex="monospace" style:font-weight-complex="bold"/>
    </style:style>
    <style:style style:name="T47" style:family="text">
      <style:text-properties fo:font-variant="normal" fo:text-transform="none" style:use-window-font-color="true" style:font-name="monospace" fo:font-size="10pt" fo:letter-spacing="normal" fo:font-style="normal" fo:font-weight="bold" style:font-name-asian="monospace" style:font-size-asian="10pt" style:font-style-asian="normal" style:font-weight-asian="bold" style:font-name-complex="monospace" style:font-weight-complex="bold"/>
    </style:style>
    <style:style style:name="T48" style:family="text">
      <style:text-properties fo:language="fr" fo:country="FR"/>
    </style:style>
    <style:style style:name="T49" style:family="text">
      <style:text-properties fo:language="fr" fo:country="FR" fo:font-weight="bold" style:font-weight-asian="bold" style:font-weight-complex="bold"/>
    </style:style>
    <style:style style:name="T50" style:family="text">
      <style:text-properties style:use-window-font-color="true" style:font-name="Arial" fo:font-size="10pt" fo:language="fr" fo:country="FR" officeooo:rsid="001cef3f" style:font-name-asian="Times New Roman" style:font-size-asian="10pt" style:language-asian="zxx" style:country-asian="none" style:font-name-complex="Arial" style:font-size-complex="10pt" style:language-complex="ar" style:country-complex="SA"/>
    </style:style>
    <style:style style:name="T51" style:family="text">
      <style:text-properties style:use-window-font-color="true" style:font-name="Arial" fo:font-size="10pt" fo:language="fr" fo:country="FR" officeooo:rsid="001d97e5" style:font-name-asian="Times New Roman" style:font-size-asian="10pt" style:language-asian="zxx" style:country-asian="none" style:font-name-complex="Arial" style:font-size-complex="10pt" style:language-complex="ar" style:country-complex="SA"/>
    </style:style>
    <style:style style:name="T52" style:family="text">
      <style:text-properties officeooo:rsid="001bbc13"/>
    </style:style>
    <style:style style:name="T53" style:family="text">
      <style:text-properties fo:color="#ffffff" style:font-name="Arial Black" style:font-name-complex="Arial Black"/>
    </style:style>
    <style:style style:name="T54" style:family="text">
      <style:text-properties fo:color="#ffffff" style:font-name="Arial Black" officeooo:rsid="001bbc13" style:font-name-complex="Arial Black"/>
    </style:style>
    <style:style style:name="T55" style:family="text">
      <style:text-properties fo:color="#ffffff" style:font-name="Arial Black" fo:font-size="26pt" fo:language="fr" fo:country="FR" officeooo:rsid="001bbc13" style:font-name-asian="Times New Roman" style:font-size-asian="26pt" style:language-asian="zxx" style:country-asian="none" style:font-name-complex="Arial Black" style:font-size-complex="12pt" style:language-complex="ar" style:country-complex="SA"/>
    </style:style>
    <style:style style:name="T56" style:family="text">
      <style:text-properties officeooo:rsid="001cef3f"/>
    </style:style>
    <style:style style:name="T57" style:family="text">
      <style:text-properties officeooo:rsid="001d97e5"/>
    </style:style>
    <style:style style:name="T58" style:family="text">
      <style:text-properties style:use-window-font-color="true" style:text-outline="false" style:text-line-through-style="none" style:text-line-through-type="none" style:font-name="Arial" fo:font-size="16pt" fo:language="en" fo:country="US" fo:font-style="normal" fo:text-shadow="none" style:text-underline-style="none" fo:font-weight="normal" style:letter-kerning="true" style:font-name-asian="DejaVu Sans" style:font-size-asian="16pt" style:language-asian="zxx" style:country-asian="none" style:font-style-asian="normal" style:font-weight-asian="normal" style:font-name-complex="Tahoma" style:font-size-complex="16pt" style:language-complex="ar" style:country-complex="SA" style:font-style-complex="normal" style:font-weight-complex="normal" style:text-emphasize="none"/>
    </style:style>
    <style:style style:name="T59" style:family="text">
      <style:text-properties style:use-window-font-color="true" style:text-outline="false" style:text-line-through-style="none" style:text-line-through-type="none" style:font-name="Arial" fo:font-size="10pt" fo:language="en" fo:country="US" fo:font-style="normal" fo:text-shadow="none" style:text-underline-style="none" fo:font-weight="normal" style:letter-kerning="true" style:font-name-asian="DejaVu Sans" style:font-size-asian="10pt" style:language-asian="zxx" style:country-asian="none" style:font-style-asian="normal" style:font-weight-asian="normal" style:font-name-complex="Tahoma" style:font-size-complex="10pt" style:language-complex="ar" style:country-complex="SA" style:font-style-complex="normal" style:font-weight-complex="normal" style:text-emphasize="none"/>
    </style:style>
    <style:style style:name="T60" style:family="text">
      <style:text-properties style:use-window-font-color="true" style:text-outline="false" style:text-line-through-style="none" style:text-line-through-type="none" style:font-name="Arial" fo:font-size="10pt" fo:language="en" fo:country="US" fo:font-style="italic" fo:text-shadow="none" style:text-underline-style="none" fo:font-weight="normal" style:letter-kerning="true" style:font-name-asian="DejaVu Sans" style:font-size-asian="10pt" style:language-asian="zxx" style:country-asian="none" style:font-style-asian="italic" style:font-weight-asian="normal" style:font-name-complex="Tahoma" style:font-size-complex="10pt" style:language-complex="ar" style:country-complex="SA" style:font-style-complex="italic" style:font-weight-complex="normal" style:text-emphasiz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13cm" fo:text-indent="-0.635cm" fo:margin-left="3.1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48cm" fo:text-indent="-0.635cm" fo:margin-left="3.7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83cm" fo:text-indent="-0.635cm" fo:margin-left="4.3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18cm" fo:text-indent="-0.635cm" fo:margin-left="5.0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53cm" fo:text-indent="-0.635cm" fo:margin-left="5.6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88cm" fo:text-indent="-0.635cm" fo:margin-left="6.2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23cm" fo:text-indent="-0.635cm" fo:margin-left="6.9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58cm" fo:text-indent="-0.635cm" fo:margin-left="7.5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93cm" fo:text-indent="-0.635cm" fo:margin-left="8.1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28cm" fo:text-indent="-0.635cm" fo:margin-left="8.828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000000" draw:stroke-linejoin="round" draw:fill="solid" draw:fill-color="#ffffcc" draw:textarea-horizontal-align="justify" draw:textarea-vertical-align="middle" draw:auto-grow-height="false" draw:auto-grow-width="true" fo:min-width="2.2cm" fo:padding-top="0.125cm" fo:padding-bottom="0.125cm" fo:padding-left="0.25cm" fo:padding-right="0.25cm" fo:wrap-option="no-wrap" style:run-through="foreground"/>
      <style:paragraph-properties style:writing-mode="lr-tb"/>
    </style:style>
    <style:style style:name="gr3" style:family="graphic">
      <style:graphic-properties draw:stroke="solid" svg:stroke-width="0.026cm" svg:stroke-color="#000000" draw:stroke-linejoin="round" draw:fill="solid" draw:fill-color="#ffffcc" draw:textarea-horizontal-align="justify" draw:textarea-vertical-align="middle" draw:auto-grow-height="false" draw:auto-grow-width="true" fo:min-width="1.667cm" fo:padding-top="0.125cm" fo:padding-bottom="0.125cm" fo:padding-left="0.25cm" fo:padding-right="0.25cm" fo:wrap-option="no-wrap" style:run-through="foreground"/>
      <style:paragraph-properties style:writing-mode="lr-tb"/>
    </style:style>
    <style:style style:name="gr4" style:family="graphic">
      <style:graphic-properties draw:stroke="solid" svg:stroke-width="0.026cm" svg:stroke-color="#000000" draw:stroke-linejoin="round" draw:fill="solid" draw:fill-color="#ffffcc" draw:textarea-horizontal-align="justify" draw:textarea-vertical-align="middle" draw:auto-grow-height="false" draw:auto-grow-width="true" fo:min-width="1.886cm" fo:padding-top="0.125cm" fo:padding-bottom="0.125cm" fo:padding-left="0.25cm" fo:padding-right="0.25cm" fo:wrap-option="no-wrap" style:run-through="foreground"/>
      <style:paragraph-properties style:writing-mode="lr-tb"/>
    </style:style>
    <style:style style:name="gr5" style:family="graphic">
      <style:graphic-properties draw:stroke="solid" svg:stroke-width="0.026cm" svg:stroke-color="#000000" draw:marker-end="msArrowEnd_20_5"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none" draw:fill="none" draw:fill-color="#ffffff" draw:textarea-horizontal-align="justify" draw:textarea-vertical-align="top" draw:auto-grow-height="false" draw:auto-grow-width="true" fo:min-width="1.042cm" fo:padding-top="0.125cm" fo:padding-bottom="0.125cm" fo:padding-left="0.25cm" fo:padding-right="0.25cm" fo:wrap-option="no-wrap" style:run-through="foreground"/>
      <style:paragraph-properties style:writing-mode="lr-tb"/>
    </style:style>
    <style:style style:name="gr7" style:family="graphic">
      <style:graphic-properties draw:stroke="none" draw:fill="none" draw:fill-color="#ffffff" draw:textarea-horizontal-align="justify" draw:textarea-vertical-align="top" draw:auto-grow-height="false" draw:auto-grow-width="true" fo:min-width="1.023cm" fo:padding-top="0.125cm" fo:padding-bottom="0.125cm" fo:padding-left="0.25cm" fo:padding-right="0.25cm" fo:wrap-option="no-wrap" style:run-through="foreground"/>
      <style:paragraph-properties style:writing-mode="lr-tb"/>
    </style:style>
    <style:style style:name="gr8" style:family="graphic">
      <style:graphic-properties draw:stroke="none" draw:fill="none" draw:fill-color="#ffffff" draw:textarea-horizontal-align="justify" draw:textarea-vertical-align="top" draw:auto-grow-height="false" draw:auto-grow-width="true" fo:min-width="1.318cm" fo:padding-top="0.125cm" fo:padding-bottom="0.125cm" fo:padding-left="0.25cm" fo:padding-right="0.25cm" fo:wrap-option="no-wrap" style:run-through="foreground"/>
      <style:paragraph-properties style:writing-mode="lr-tb"/>
    </style:style>
    <style:style style:name="gr9" style:family="graphic">
      <style:graphic-properties draw:stroke="solid" svg:stroke-width="0.026cm" svg:stroke-color="#000000" draw:marker-end="msArrowEnd_20_5"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10" style:family="graphic">
      <style:graphic-properties draw:stroke="none" draw:fill="none" draw:fill-color="#ffffff" draw:textarea-horizontal-align="justify" draw:textarea-vertical-align="top" draw:auto-grow-height="false" draw:auto-grow-width="true" fo:min-width="2.166cm" fo:padding-top="0.125cm" fo:padding-bottom="0.125cm" fo:padding-left="0.25cm" fo:padding-right="0.25cm" fo:wrap-option="no-wrap" style:run-through="foreground"/>
      <style:paragraph-properties style:writing-mode="lr-tb"/>
    </style:style>
    <style:style style:name="gr11" style:family="graphic">
      <style:graphic-properties draw:stroke="solid" svg:stroke-width="0.026cm" svg:stroke-color="#000000" draw:marker-start="msArrowEnd_20_5" draw:marker-start-width="0.212cm" draw:marker-start-center="false" draw:marker-end="msArrowEnd_20_5"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1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969696"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text:span text:style-name="T55">LW</text:span><text:span text:style-name="T53">2 | </text:span><text:span text:style-name="T55">LW</text:span><text:span text:style-name="T53">3</text:span><draw:custom-shape text:anchor-type="char" draw:z-index="0" draw:name="Forme1" draw:style-name="gr13" draw:text-style-name="P58" svg:width="5.823cm" svg:height="1.906cm" svg:x="10.687cm" svg:y="-0.318cm"><text:p/><draw:enhanced-geometry svg:viewBox="0 0 21600 21600" draw:type="rectangle" draw:enhanced-path="M 0 0 L 21600 0 21600 21600 0 21600 0 0 Z N"/></draw:custom-shape></text:h>
      <text:h text:style-name="P19" text:outline-level="1"/>
      <text:h text:style-name="P20" text:outline-level="1"><text:span text:style-name="T5">DA53</text:span><text:span text:style-name="T1">:</text:span><text:span text:style-name="T2"> </text:span><text:span text:style-name="T3">Compilers and </text:span><text:span text:style-name="T2">Language Theory</text:span></text:h>
      <text:p text:style-name="P9"><draw:line text:anchor-type="char" draw:z-index="1" draw:name="Forme2" draw:style-name="gr12" draw:text-style-name="P52" svg:x1="-1.905cm" svg:y1="0.136cm" svg:x2="17.78cm" svg:y2="0.136cm"><text:p/></draw:line></text:p>
      <text:p text:style-name="P11">stephane.galland@utbm.fr</text:p>
      <text:p text:style-name="P12"/>
      <text:p text:style-name="P10"><text:span text:style-name="T6">Lexical</text:span><text:span text:style-name="T7"> </text:span><text:span text:style-name="T6">Analysis</text:span></text:p>
      <text:p text:style-name="P13">and</text:p>
      <text:p text:style-name="P13">Syntax Analysis</text:p>
      <text:p text:style-name="P14"><text:span text:style-name="T8">00</text:span><text:span text:style-name="T9"> </text:span><text:span text:style-name="T8">|</text:span><text:span text:style-name="T9"> </text:span><text:span text:style-name="T8">Goal</text:span><text:span text:style-name="T9"> </text:span></text:p>
      <text:p text:style-name="P3"/>
      <text:p text:style-name="P2"><text:span text:style-name="T10">The</text:span><text:span text:style-name="T12"> </text:span><text:span text:style-name="T10">goal</text:span><text:span text:style-name="T12"> </text:span><text:span text:style-name="T10">of</text:span><text:span text:style-name="T12"> </text:span><text:span text:style-name="T10">this</text:span><text:span text:style-name="T12"> on-computer tutorial session </text:span><text:span text:style-name="T10">is</text:span><text:span text:style-name="T12"> </text:span><text:span text:style-name="T10">to</text:span><text:span text:style-name="T12"> </text:span><text:span text:style-name="T10">write</text:span><text:span text:style-name="T12"> </text:span><text:span text:style-name="T10">a</text:span><text:span text:style-name="T12"> small interpreter for the Tiny Basic language</text:span><text:span text:style-name="T10">.</text:span></text:p>
      <text:p text:style-name="P2"><text:span text:style-name="T10">The</text:span><text:span text:style-name="T12"> </text:span><text:span text:style-name="T10">development</text:span><text:span text:style-name="T12"> </text:span><text:span text:style-name="T10">must</text:span><text:span text:style-name="T12"> </text:span><text:span text:style-name="T10">be</text:span><text:span text:style-name="T12"> </text:span><text:span text:style-name="T10">done</text:span><text:span text:style-name="T12"> </text:span><text:span text:style-name="T10">in</text:span><text:span text:style-name="T12"> </text:span><text:span text:style-name="T10">Java.</text:span></text:p>
      <text:p text:style-name="P2"><text:span text:style-name="T10">JavaCC (</text:span><text:a xlink:type="simple" xlink:href="https://javacc.github.io/javacc/" text:style-name="Internet_20_link" text:visited-style-name="Visited_20_Internet_20_Link"><text:span text:style-name="T10">https://javacc.github.io/javacc/</text:span></text:a><text:span text:style-name="T10">) should be used. This library is also available on </text:span><text:span text:style-name="T50">Teams</text:span><text:span text:style-name="T10">.</text:span></text:p>
      <text:p text:style-name="P2"><text:span text:style-name="T10">You must download and complete a skeleton of Java project, downloadable from </text:span><text:span text:style-name="T50">Teams</text:span><text:span text:style-name="T10">.</text:span></text:p>
      <text:p text:style-name="P2"><text:span text:style-name="T10">Remember</text:span><text:span text:style-name="T12"> </text:span><text:span text:style-name="T10">that</text:span><text:span text:style-name="T12"> </text:span><text:span text:style-name="T10">the</text:span><text:span text:style-name="T12"> </text:span><text:span text:style-name="T10">lexical</text:span><text:span text:style-name="T12"> </text:span><text:span text:style-name="T10">analyzer</text:span><text:span text:style-name="T12"> </text:span><text:span text:style-name="T10">takes</text:span><text:span text:style-name="T12"> </text:span><text:span text:style-name="T10">a</text:span><text:span text:style-name="T12"> </text:span><text:span text:style-name="T10">source</text:span><text:span text:style-name="T12"> </text:span><text:span text:style-name="T10">program,</text:span><text:span text:style-name="T12"> </text:span><text:span text:style-name="T10">and</text:span><text:span text:style-name="T12"> </text:span><text:span text:style-name="T10">scans</text:span><text:span text:style-name="T12"> </text:span><text:span text:style-name="T10">it,</text:span><text:span text:style-name="T12"> </text:span><text:span text:style-name="T10">and</text:span><text:span text:style-name="T12"> </text:span><text:span text:style-name="T10">replies</text:span><text:span text:style-name="T12"> </text:span><text:span text:style-name="T10">the</text:span><text:span text:style-name="T12"> </text:span><text:span text:style-name="T10">recognized</text:span><text:span text:style-name="T12"> </text:span><text:span text:style-name="T10">tokens</text:span><text:span text:style-name="T12"> </text:span><text:span text:style-name="T10">when</text:span><text:span text:style-name="T12"> </text:span><text:span text:style-name="T10">they</text:span><text:span text:style-name="T12"> </text:span><text:span text:style-name="T10">are</text:span><text:span text:style-name="T12"> </text:span><text:span text:style-name="T10">requested</text:span><text:span text:style-name="T12"> </text:span><text:span text:style-name="T10">by</text:span><text:span text:style-name="T12"> </text:span><text:span text:style-name="T10">the</text:span><text:span text:style-name="T12"> </text:span><text:span text:style-name="T10">parser. The parser generates a syntax tree that can be executed (interpretation mode).</text:span></text:p>
      <text:p text:style-name="P4"/>
      <text:p text:style-name="P4"><draw:g text:anchor-type="char" draw:z-index="2" draw:name="Forme3" draw:style-name="gr1"><draw:frame draw:style-name="gr2" draw:text-style-name="P51" svg:width="2.701cm" svg:height="1.412cm" svg:x="3.085cm" svg:y="0.383cm"><draw:text-box><text:p text:style-name="P50"><text:span text:style-name="T58">Lexical</text:span></text:p><text:p text:style-name="P50"><text:span text:style-name="T58">Analyze</text:span><text:span text:style-name="T58">r</text:span></text:p></draw:text-box></draw:frame><draw:frame draw:style-name="gr3" draw:text-style-name="P51" svg:width="2.169cm" svg:height="1.412cm" svg:x="10.295cm" svg:y="0.383cm"><draw:text-box><text:p text:style-name="P50"><text:span text:style-name="T58">Parser</text:span></text:p></draw:text-box></draw:frame><draw:frame draw:style-name="gr4" draw:text-style-name="P51" svg:width="2.387cm" svg:height="1.41cm" svg:x="6.637cm" svg:y="3.425cm"><draw:text-box><text:p text:style-name="P50"><text:span text:style-name="T58">Symbol</text:span></text:p><text:p text:style-name="P50"><text:span text:style-name="T58">Table</text:span></text:p></draw:text-box></draw:frame><draw:connector draw:style-name="gr5" draw:text-style-name="P52" draw:type="line" svg:x1="12.791cm" svg:y1="1.09cm" svg:x2="14.705cm" svg:y2="1.095cm" svg:d="M12791 1090l1914 5" svg:viewBox="0 0 1916 7"><text:p/></draw:connector><draw:connector draw:style-name="gr5" draw:text-style-name="P52" draw:type="line" svg:x1="2.337cm" svg:y1="1.115cm" svg:x2="3.03cm" svg:y2="1.083cm" svg:d="M2337 1115l693-32" svg:viewBox="0 0 695 34"><text:p/></draw:connector><draw:frame draw:style-name="gr6" draw:text-style-name="P54" svg:width="1.544cm" svg:height="0.653cm" svg:x="7.226cm" svg:y="0.171cm"><draw:text-box><text:p text:style-name="P53"><text:span text:style-name="T59">tokens</text:span></text:p></draw:text-box></draw:frame><draw:frame draw:style-name="gr7" draw:text-style-name="P55" svg:width="1.525cm" svg:height="1.059cm" svg:x="12.925cm" svg:y="0.623cm"><draw:text-box><text:p text:style-name="P50"><text:span text:style-name="T59">syntax</text:span></text:p><text:p text:style-name="P50"><text:span text:style-name="T59">tree</text:span></text:p></draw:text-box></draw:frame><draw:frame draw:style-name="gr8" draw:text-style-name="P57" svg:width="1.819cm" svg:height="1.059cm" svg:x="0.52cm" svg:y="0.596cm"><draw:text-box><text:p text:style-name="P56"><text:span text:style-name="T59">source</text:span></text:p><text:p text:style-name="P56"><text:span text:style-name="T59">program</text:span></text:p></draw:text-box></draw:frame><draw:line draw:style-name="gr9" draw:text-style-name="P52" svg:x1="5.858cm" svg:y1="0.737cm" svg:x2="9.887cm" svg:y2="0.737cm"><text:p/></draw:line><draw:line draw:style-name="gr9" draw:text-style-name="P52" svg:x1="9.887cm" svg:y1="1.445cm" svg:x2="5.858cm" svg:y2="1.445cm"><text:p/></draw:line><draw:frame draw:style-name="gr10" draw:text-style-name="P54" svg:width="2.668cm" svg:height="0.653cm" svg:x="6.579cm" svg:y="1.587cm"><draw:text-box><text:p text:style-name="P53"><text:span text:style-name="T60">getNextToken</text:span></text:p></draw:text-box></draw:frame><draw:connector draw:style-name="gr11" draw:text-style-name="P52" draw:type="line" svg:x1="6.419cm" svg:y1="4.124cm" svg:x2="4.438cm" svg:y2="1.792cm" svg:d="M6419 4124l-1981-2332" svg:viewBox="0 0 1983 2334"><text:p/></draw:connector><draw:connector draw:style-name="gr11" draw:text-style-name="P52" draw:type="line" svg:x1="9.253cm" svg:y1="4.124cm" svg:x2="11.382cm" svg:y2="1.792cm" svg:d="M9253 4124l2129-2332" svg:viewBox="0 0 2131 2334"><text:p/></draw:connector></draw:g></text:p>
      <text:p text:style-name="P4"/>
      <text:p text:style-name="P5"/>
      <text:p text:style-name="P5"/>
      <text:p text:style-name="P5"/>
      <text:p text:style-name="P2"><text:span text:style-name="T14">During</text:span><text:span text:style-name="T15"> </text:span><text:span text:style-name="T14">this</text:span><text:span text:style-name="T15"> </text:span><text:span text:style-name="T14">on-computer</text:span><text:span text:style-name="T15"> </text:span><text:span text:style-name="T14">tutorial,</text:span><text:span text:style-name="T15"> you will</text:span><text:span text:style-name="T14"> :</text:span></text:p>
      <text:list xml:id="list2647165172" text:style-name="WW8Num3">
        <text:list-item>
          <text:p text:style-name="P24">Define the grammar and the Syntax-Directed Definition (SDD) of the Tiny Basic language.</text:p>
        </text:list-item>
        <text:list-item>
          <text:p text:style-name="P26"><text:span text:style-name="T14">Write</text:span><text:span text:style-name="T15"> </text:span><text:span text:style-name="T14">a</text:span><text:span text:style-name="T15"> </text:span><text:span text:style-name="T14">symbol</text:span><text:span text:style-name="T15"> </text:span><text:span text:style-name="T14">table</text:span></text:p>
        </text:list-item>
        <text:list-item>
          <text:p text:style-name="P26"><text:span text:style-name="T14">Write</text:span><text:span text:style-name="T15"> </text:span><text:span text:style-name="T14">the</text:span><text:span text:style-name="T15"> </text:span><text:span text:style-name="T14">lexer</text:span></text:p>
        </text:list-item>
        <text:list-item>
          <text:p text:style-name="P26"><text:span text:style-name="T14">Write</text:span><text:span text:style-name="T15"> </text:span><text:span text:style-name="T14">the</text:span><text:span text:style-name="T15"> interpretation rules</text:span></text:p>
        </text:list-item>
      </text:list>
      <text:p text:style-name="P7"><text:span text:style-name="T8">01</text:span><text:span text:style-name="T9"> </text:span><text:span text:style-name="T8">|</text:span><text:span text:style-name="T9"> Language Definition</text:span></text:p>
      <text:p text:style-name="P6"><text:span text:style-name="T10">The</text:span><text:span text:style-name="T12"> </text:span><text:span text:style-name="T10">language</text:span><text:span text:style-name="T12"> </text:span><text:span text:style-name="T10">to</text:span><text:span text:style-name="T12"> </text:span><text:span text:style-name="T10">implement</text:span><text:span text:style-name="T12"> </text:span><text:span text:style-name="T10">in</text:span><text:span text:style-name="T12"> this </text:span><text:span text:style-name="T51">labwork</text:span><text:span text:style-name="T12"> </text:span><text:span text:style-name="T10">is</text:span><text:span text:style-name="T12"> </text:span><text:span text:style-name="T10">a</text:span><text:span text:style-name="T12"> </text:span><text:span text:style-name="T10">part</text:span><text:span text:style-name="T12"> </text:span><text:span text:style-name="T10">of</text:span><text:span text:style-name="T12"> </text:span><text:span text:style-name="T10">the</text:span><text:span text:style-name="T12"> </text:span><text:span text:style-name="T10">Tiny</text:span><text:span text:style-name="T12"> </text:span><text:span text:style-name="T10">Basic</text:span><text:span text:style-name="T12"> </text:span><text:span text:style-name="T10">dialect</text:span><text:span text:style-name="T12"> </text:span><text:span text:style-name="T10">of</text:span><text:span text:style-name="T12"> </text:span><text:span text:style-name="T10">the</text:span><text:span text:style-name="T12"> </text:span><text:span text:style-name="T10">BASIC</text:span><text:span text:style-name="T12"> </text:span><text:span text:style-name="T10">language.</text:span></text:p>
      <text:p text:style-name="P6"><text:span text:style-name="T21">01.1</text:span><text:span text:style-name="T22"> Statements</text:span></text:p>
      <text:p text:style-name="P6"><text:span text:style-name="T23">The</text:span><text:span text:style-name="T25"> </text:span><text:span text:style-name="T23">language</text:span><text:span text:style-name="T25"> </text:span><text:span text:style-name="T23">is</text:span><text:span text:style-name="T25"> </text:span><text:span text:style-name="T23">composed</text:span><text:span text:style-name="T25"> </text:span><text:span text:style-name="T23">of</text:span><text:span text:style-name="T25"> </text:span><text:span text:style-name="T23">statements,</text:span><text:span text:style-name="T25"> </text:span><text:span text:style-name="T23">one</text:span><text:span text:style-name="T25"> </text:span><text:span text:style-name="T23">per</text:span><text:span text:style-name="T25"> </text:span><text:span text:style-name="T23">line.</text:span><text:span text:style-name="T25"> </text:span><text:span text:style-name="T23">If</text:span><text:span text:style-name="T25"> </text:span><text:span text:style-name="T23">this</text:span><text:span text:style-name="T25"> </text:span><text:span text:style-name="T28">labwork</text:span><text:span text:style-name="T25"> </text:span><text:span text:style-name="T23">we</text:span><text:span text:style-name="T25"> </text:span><text:span text:style-name="T23">do</text:span><text:span text:style-name="T25"> </text:span><text:span text:style-name="T23">not</text:span><text:span text:style-name="T25"> </text:span><text:span text:style-name="T23">recognize</text:span><text:span text:style-name="T25"> </text:span><text:span text:style-name="T23">multiple</text:span><text:span text:style-name="T25"> </text:span><text:span text:style-name="T23">statements</text:span><text:span text:style-name="T25"> </text:span><text:span text:style-name="T23">on</text:span><text:span text:style-name="T25"> </text:span><text:span text:style-name="T23">the</text:span><text:span text:style-name="T25"> </text:span><text:span text:style-name="T23">same</text:span><text:span text:style-name="T25"> </text:span><text:span text:style-name="T23">line.</text:span><text:span text:style-name="T25"> </text:span><text:span text:style-name="T23">A</text:span><text:span text:style-name="T25"> </text:span><text:span text:style-name="T23">line</text:span><text:span text:style-name="T25"> </text:span><text:span text:style-name="T23">must</text:span><text:span text:style-name="T25"> </text:span><text:span text:style-name="T23">follow</text:span><text:span text:style-name="T25"> </text:span><text:span text:style-name="T23">one</text:span><text:span text:style-name="T25"> </text:span><text:span text:style-name="T23">of</text:span><text:span text:style-name="T25"> </text:span><text:span text:style-name="T23">the</text:span><text:span text:style-name="T25"> </text:span><text:span text:style-name="T23">following</text:span><text:span text:style-name="T25"> </text:span><text:span text:style-name="T23">formats :</text:span></text:p>
      <text:list xml:id="list1394436670" text:style-name="WW8Num4">
        <text:list-item>
          <text:p text:style-name="P27">statement</text:p>
        </text:list-item>
        <text:list-item>
          <text:p text:style-name="P31"><text:span text:style-name="T23">number</text:span><text:span text:style-name="T25"> </text:span><text:span text:style-name="T23">statement</text:span></text:p>
        </text:list-item>
      </text:list>
      <text:p text:style-name="P6"><text:span text:style-name="T23">where</text:span><text:span text:style-name="T25"> </text:span><text:span text:style-name="T23">number</text:span><text:span text:style-name="T25"> </text:span><text:span text:style-name="T23">is</text:span><text:span text:style-name="T25"> </text:span><text:span text:style-name="T23">the</text:span><text:span text:style-name="T25"> </text:span><text:span text:style-name="T23">number</text:span><text:span text:style-name="T25"> </text:span><text:span text:style-name="T23">of</text:span><text:span text:style-name="T25"> </text:span><text:span text:style-name="T23">the</text:span><text:span text:style-name="T25"> </text:span><text:span text:style-name="T23">line,</text:span><text:span text:style-name="T25"> </text:span><text:span text:style-name="T23">and</text:span><text:span text:style-name="T25"> </text:span><text:span text:style-name="T23">statement</text:span><text:span text:style-name="T25"> </text:span><text:span text:style-name="T23">is</text:span><text:span text:style-name="T25"> </text:span><text:span text:style-name="T23">the</text:span><text:span text:style-name="T25"> </text:span><text:span text:style-name="T23">instruction</text:span><text:span text:style-name="T25"> </text:span><text:span text:style-name="T23">of</text:span><text:span text:style-name="T25"> </text:span><text:span text:style-name="T23">the</text:span><text:span text:style-name="T25"> </text:span><text:span text:style-name="T23">language.</text:span></text:p>
      <text:p text:style-name="P6"><text:span text:style-name="T23">The</text:span><text:span text:style-name="T25"> </text:span><text:span text:style-name="T23">supported</text:span><text:span text:style-name="T25"> </text:span><text:span text:style-name="T23">statements</text:span><text:span text:style-name="T25"> </text:span><text:span text:style-name="T23">are :</text:span></text:p>
      <text:list xml:id="list2918405236" text:style-name="WW8Num5">
        <text:list-item>
          <text:p text:style-name="P32"><text:span text:style-name="T29">PRINT</text:span><text:span text:style-name="T26"> </text:span><text:span text:style-name="T24">expression</text:span></text:p>
          <text:list>
            <text:list-item>
              <text:list>
                <text:list-item>
                  <text:p text:style-name="P32"><text:span text:style-name="T24">Print</text:span><text:span text:style-name="T26"> </text:span><text:span text:style-name="T24">the</text:span><text:span text:style-name="T26"> </text:span><text:span text:style-name="T24">given</text:span><text:span text:style-name="T26"> </text:span><text:span text:style-name="T24">expression</text:span><text:span text:style-name="T26"> </text:span><text:span text:style-name="T24">on</text:span><text:span text:style-name="T26"> </text:span><text:span text:style-name="T24">the</text:span><text:span text:style-name="T26"> </text:span><text:span text:style-name="T24">standard</text:span><text:span text:style-name="T26"> </text:span><text:span text:style-name="T24">output</text:span></text:p>
                </text:list-item>
              </text:list>
            </text:list-item>
          </text:list>
        </text:list-item>
        <text:list-item>
          <text:p text:style-name="P32"><text:span text:style-name="T29">IF</text:span><text:span text:style-name="T26"> </text:span><text:span text:style-name="T24">expression</text:span><text:span text:style-name="T26"> </text:span><text:span text:style-name="T24">relational_operator</text:span><text:span text:style-name="T26"> </text:span><text:span text:style-name="T24">expression</text:span><text:span text:style-name="T26"> </text:span><text:span text:style-name="T29">THEN</text:span><text:span text:style-name="T30"> </text:span><text:span text:style-name="T24">statement</text:span></text:p>
          <text:list>
            <text:list-item>
              <text:list>
                <text:list-item>
                  <text:p text:style-name="P32"><text:span text:style-name="T24">The</text:span><text:span text:style-name="T26"> </text:span><text:span text:style-name="T24">statement</text:span><text:span text:style-name="T26"> </text:span><text:span text:style-name="T24">is</text:span><text:span text:style-name="T26"> </text:span><text:span text:style-name="T24">executed</text:span><text:span text:style-name="T26"> </text:span><text:span text:style-name="T24">only</text:span><text:span text:style-name="T26"> </text:span><text:span text:style-name="T24">if</text:span><text:span text:style-name="T26"> </text:span><text:span text:style-name="T24">the</text:span><text:span text:style-name="T26"> </text:span><text:span text:style-name="T24">given</text:span><text:span text:style-name="T26"> </text:span><text:span text:style-name="T24">relational</text:span><text:span text:style-name="T26"> </text:span><text:span text:style-name="T24">operator</text:span><text:span text:style-name="T26"> </text:span><text:span text:style-name="T24">on</text:span><text:span text:style-name="T26"> </text:span><text:span text:style-name="T24">the</text:span><text:span text:style-name="T26"> </text:span><text:span text:style-name="T24">two</text:span><text:span text:style-name="T26"> </text:span><text:span text:style-name="T24">given</text:span><text:span text:style-name="T26"> </text:span><text:span text:style-name="T24">expressions</text:span><text:span text:style-name="T26"> </text:span><text:span text:style-name="T24">replies</text:span><text:span text:style-name="T26"> </text:span><text:span text:style-name="T24">true.</text:span></text:p>
                </text:list-item>
                <text:list-item>
                  <text:p text:style-name="P32"><text:span text:style-name="T24">The</text:span><text:span text:style-name="T26"> </text:span><text:span text:style-name="T24">relational</text:span><text:span text:style-name="T26"> </text:span><text:span text:style-name="T24">operators</text:span><text:span text:style-name="T26"> </text:span><text:span text:style-name="T24">are :</text:span></text:p>
                  <text:list>
                    <text:list-item>
                      <text:p text:style-name="P28">=<text:tab/><text:tab/>equality</text:p>
                    </text:list-item>
                    <text:list-item>
                      <text:p text:style-name="P32"><text:span text:style-name="T24">&lt;<text:tab/><text:tab/>less</text:span><text:span text:style-name="T26"> </text:span><text:span text:style-name="T24">than</text:span></text:p>
                    </text:list-item>
                    <text:list-item>
                      <text:p text:style-name="P32"><text:span text:style-name="T24">&gt;<text:tab/><text:tab/>greater</text:span><text:span text:style-name="T26"> </text:span><text:span text:style-name="T24">than</text:span></text:p>
                    </text:list-item>
                    <text:list-item>
                      <text:p text:style-name="P32"><text:span text:style-name="T24">&lt;=<text:tab/><text:tab/>less</text:span><text:span text:style-name="T26"> </text:span><text:span text:style-name="T24">or</text:span><text:span text:style-name="T26"> </text:span><text:span text:style-name="T24">equal</text:span></text:p>
                    </text:list-item>
                    <text:list-item>
                      <text:p text:style-name="P32"><text:span text:style-name="T24">&gt;=<text:tab/><text:tab/>greater</text:span><text:span text:style-name="T26"> </text:span><text:span text:style-name="T24">or</text:span><text:span text:style-name="T26"> </text:span><text:span text:style-name="T24">equal</text:span></text:p>
                    </text:list-item>
                    <text:list-item>
                      <text:p text:style-name="P32"><text:span text:style-name="T24">&lt;&gt;,</text:span><text:span text:style-name="T26"> </text:span><text:span text:style-name="T24">&gt;&lt;<text:tab/>not</text:span><text:span text:style-name="T26"> </text:span><text:span text:style-name="T24">equal</text:span></text:p>
                    </text:list-item>
                  </text:list>
                </text:list-item>
              </text:list>
            </text:list-item>
          </text:list>
        </text:list-item>
        <text:list-item>
          <text:p text:style-name="P32"><text:span text:style-name="T29">GOTO</text:span><text:span text:style-name="T26"> </text:span><text:span text:style-name="T24">expression</text:span></text:p>
          <text:list>
            <text:list-item>
              <text:list>
                <text:list-item>
                  <text:p text:style-name="P32"><text:span text:style-name="T24">Run</text:span><text:span text:style-name="T26"> </text:span><text:span text:style-name="T24">the</text:span><text:span text:style-name="T26"> </text:span><text:span text:style-name="T24">statement</text:span><text:span text:style-name="T26"> </text:span><text:span text:style-name="T24">at</text:span><text:span text:style-name="T26"> </text:span><text:span text:style-name="T24">the</text:span><text:span text:style-name="T26"> </text:span><text:span text:style-name="T24">line</text:span><text:span text:style-name="T26"> </text:span><text:span text:style-name="T24">defined</text:span><text:span text:style-name="T26"> </text:span><text:span text:style-name="T24">by</text:span><text:span text:style-name="T26"> </text:span><text:span text:style-name="T24">the</text:span><text:span text:style-name="T26"> </text:span><text:span text:style-name="T24">expression.</text:span></text:p>
                </text:list-item>
              </text:list>
            </text:list-item>
          </text:list>
        </text:list-item>
        <text:list-item>
          <text:p text:style-name="P32"><text:span text:style-name="T29">INPUT</text:span><text:span text:style-name="T24"><text:tab/>variable</text:span><text:span text:style-name="T26"> </text:span><text:span text:style-name="T24">[</text:span><text:span text:style-name="T29">,</text:span><text:span text:style-name="T26"> </text:span><text:span text:style-name="T24">variable</text:span><text:span text:style-name="T26"> </text:span><text:span text:style-name="T24">...]</text:span></text:p>
          <text:list>
            <text:list-item>
              <text:list>
                <text:list-item>
                  <text:p text:style-name="P32"><text:span text:style-name="T24">Read</text:span><text:span text:style-name="T26"> </text:span><text:span text:style-name="T24">variable</text:span><text:span text:style-name="T26"> </text:span><text:span text:style-name="T24">values</text:span><text:span text:style-name="T26"> </text:span><text:span text:style-name="T24">from</text:span><text:span text:style-name="T26"> </text:span><text:span text:style-name="T24">the</text:span><text:span text:style-name="T26"> </text:span><text:span text:style-name="T24">standard</text:span><text:span text:style-name="T26"> </text:span><text:span text:style-name="T24">input</text:span><text:span text:style-name="T26"> </text:span><text:span text:style-name="T24">.</text:span></text:p>
                </text:list-item>
              </text:list>
            </text:list-item>
          </text:list>
        </text:list-item>
        <text:list-item>
          <text:p text:style-name="P32"><text:span text:style-name="T29">LET</text:span><text:span text:style-name="T26"> </text:span><text:span text:style-name="T24">variable</text:span><text:span text:style-name="T26"> </text:span><text:span text:style-name="T29">=</text:span><text:span text:style-name="T26"> </text:span><text:span text:style-name="T24">expression</text:span></text:p>
          <text:list>
            <text:list-item>
              <text:list>
                <text:list-item>
                  <text:p text:style-name="P32"><text:span text:style-name="T24">Assign</text:span><text:span text:style-name="T26"> </text:span><text:span text:style-name="T24">the</text:span><text:span text:style-name="T26"> </text:span><text:span text:style-name="T24">value</text:span><text:span text:style-name="T26"> </text:span><text:span text:style-name="T24">of</text:span><text:span text:style-name="T26"> </text:span><text:span text:style-name="T24">the</text:span><text:span text:style-name="T26"> </text:span><text:span text:style-name="T24">expression</text:span><text:span text:style-name="T26"> </text:span><text:span text:style-name="T24">to</text:span><text:span text:style-name="T26"> </text:span><text:span text:style-name="T24">the</text:span><text:span text:style-name="T26"> </text:span><text:span text:style-name="T24">variable.</text:span></text:p>
                </text:list-item>
              </text:list>
            </text:list-item>
          </text:list>
        </text:list-item>
        <text:list-item>
          <text:p text:style-name="P32"><text:span text:style-name="T29">GOSUB</text:span><text:span text:style-name="T26"> </text:span><text:span text:style-name="T24">expression</text:span></text:p>
          <text:list>
            <text:list-item>
              <text:list>
                <text:list-item>
                  <text:p text:style-name="P32"><text:soft-page-break/><text:span text:style-name="T24">Run</text:span><text:span text:style-name="T26"> </text:span><text:span text:style-name="T24">the</text:span><text:span text:style-name="T26"> </text:span><text:span text:style-name="T24">statement</text:span><text:span text:style-name="T26"> </text:span><text:span text:style-name="T24">at</text:span><text:span text:style-name="T26"> </text:span><text:span text:style-name="T24">the</text:span><text:span text:style-name="T26"> </text:span><text:span text:style-name="T24">line</text:span><text:span text:style-name="T26"> </text:span><text:span text:style-name="T24">defined</text:span><text:span text:style-name="T26"> </text:span><text:span text:style-name="T24">by</text:span><text:span text:style-name="T26"> </text:span><text:span text:style-name="T24">the</text:span><text:span text:style-name="T26"> </text:span><text:span text:style-name="T24">expression,</text:span><text:span text:style-name="T26"> </text:span><text:span text:style-name="T24">but</text:span><text:span text:style-name="T26"> </text:span><text:span text:style-name="T24">in</text:span><text:span text:style-name="T26"> </text:span><text:span text:style-name="T24">opposite</text:span><text:span text:style-name="T26"> </text:span><text:span text:style-name="T24">than</text:span><text:span text:style-name="T26"> </text:span><text:span text:style-name="T24">GOTO,</text:span><text:span text:style-name="T26"> </text:span><text:span text:style-name="T24">remember</text:span><text:span text:style-name="T26"> </text:span><text:span text:style-name="T24">the</text:span><text:span text:style-name="T26"> </text:span><text:span text:style-name="T24">line</text:span><text:span text:style-name="T26"> </text:span><text:span text:style-name="T24">of</text:span><text:span text:style-name="T26"> </text:span><text:span text:style-name="T24">the</text:span><text:span text:style-name="T26"> </text:span><text:span text:style-name="T24">GOSUB</text:span><text:span text:style-name="T26"> </text:span><text:span text:style-name="T24">and</text:span><text:span text:style-name="T26"> </text:span><text:span text:style-name="T24">run</text:span><text:span text:style-name="T26"> </text:span><text:span text:style-name="T24">the</text:span><text:span text:style-name="T26"> </text:span><text:span text:style-name="T24">statement</text:span><text:span text:style-name="T26"> </text:span><text:span text:style-name="T24">just</text:span><text:span text:style-name="T26"> </text:span><text:span text:style-name="T24">after</text:span><text:span text:style-name="T26"> </text:span><text:span text:style-name="T24">that</text:span><text:span text:style-name="T26"> </text:span><text:span text:style-name="T24">line</text:span><text:span text:style-name="T26"> </text:span><text:span text:style-name="T24">when</text:span><text:span text:style-name="T26"> </text:span><text:span text:style-name="T24">the</text:span><text:span text:style-name="T26"> </text:span><text:span text:style-name="T24">statement</text:span><text:span text:style-name="T26"> </text:span><text:span text:style-name="T24">RETURN</text:span><text:span text:style-name="T26"> </text:span><text:span text:style-name="T24">is</text:span><text:span text:style-name="T26"> </text:span><text:span text:style-name="T24">encountered.</text:span></text:p>
                </text:list-item>
              </text:list>
            </text:list-item>
          </text:list>
        </text:list-item>
        <text:list-item>
          <text:p text:style-name="P29">RETURN</text:p>
          <text:list>
            <text:list-item>
              <text:list>
                <text:list-item>
                  <text:p text:style-name="P32"><text:span text:style-name="T24">Run</text:span><text:span text:style-name="T26"> </text:span><text:span text:style-name="T24">the</text:span><text:span text:style-name="T26"> </text:span><text:span text:style-name="T24">statement</text:span><text:span text:style-name="T26"> </text:span><text:span text:style-name="T24">at</text:span><text:span text:style-name="T26"> </text:span><text:span text:style-name="T24">the</text:span><text:span text:style-name="T26"> </text:span><text:span text:style-name="T24">line</text:span><text:span text:style-name="T26"> </text:span><text:span text:style-name="T24">following</text:span><text:span text:style-name="T26"> </text:span><text:span text:style-name="T24">the</text:span><text:span text:style-name="T26"> </text:span><text:span text:style-name="T24">last</text:span><text:span text:style-name="T26"> </text:span><text:span text:style-name="T24">GOSUB.</text:span></text:p>
                </text:list-item>
              </text:list>
            </text:list-item>
          </text:list>
        </text:list-item>
        <text:list-item>
          <text:p text:style-name="P29">END</text:p>
          <text:list>
            <text:list-item>
              <text:list>
                <text:list-item>
                  <text:p text:style-name="P32"><text:span text:style-name="T24">Stop</text:span><text:span text:style-name="T26"> </text:span><text:span text:style-name="T24">the</text:span><text:span text:style-name="T26"> </text:span><text:span text:style-name="T24">program.</text:span></text:p>
                </text:list-item>
              </text:list>
            </text:list-item>
          </text:list>
        </text:list-item>
        <text:list-item>
          <text:p text:style-name="P32"><text:span text:style-name="T29">REM</text:span><text:span text:style-name="T30"> </text:span><text:span text:style-name="T24">text</text:span></text:p>
          <text:list>
            <text:list-item>
              <text:list>
                <text:list-item>
                  <text:p text:style-name="P32"><text:span text:style-name="T24">Insert</text:span><text:span text:style-name="T26"> </text:span><text:span text:style-name="T24">a</text:span><text:span text:style-name="T26"> </text:span><text:span text:style-name="T24">comment</text:span><text:span text:style-name="T26"> </text:span><text:span text:style-name="T24">in</text:span><text:span text:style-name="T26"> </text:span><text:span text:style-name="T24">the</text:span><text:span text:style-name="T26"> </text:span><text:span text:style-name="T24">source</text:span><text:span text:style-name="T26"> </text:span><text:span text:style-name="T24">code.</text:span></text:p>
                </text:list-item>
              </text:list>
            </text:list-item>
          </text:list>
        </text:list-item>
      </text:list>
      <text:p text:style-name="P6"><text:span text:style-name="T31">01.2</text:span><text:span text:style-name="T32"> Expressions</text:span></text:p>
      <text:p text:style-name="P6"><text:span text:style-name="T33">Many</text:span><text:span text:style-name="T35"> </text:span><text:span text:style-name="T33">of</text:span><text:span text:style-name="T35"> </text:span><text:span text:style-name="T33">these</text:span><text:span text:style-name="T35"> </text:span><text:span text:style-name="T33">statement</text:span><text:span text:style-name="T35"> </text:span><text:span text:style-name="T33">types</text:span><text:span text:style-name="T35"> </text:span><text:span text:style-name="T33">involve</text:span><text:span text:style-name="T35"> </text:span><text:span text:style-name="T33">the</text:span><text:span text:style-name="T35"> </text:span><text:span text:style-name="T33">use</text:span><text:span text:style-name="T35"> </text:span><text:span text:style-name="T33">of</text:span><text:span text:style-name="T35"> </text:span><text:span text:style-name="T33">expressions.</text:span><text:span text:style-name="T35"> </text:span><text:span text:style-name="T33">An</text:span><text:span text:style-name="T35"> </text:span><text:span text:style-name="T33">expression</text:span><text:span text:style-name="T35"> </text:span><text:span text:style-name="T33">is</text:span><text:span text:style-name="T35"> </text:span><text:span text:style-name="T33">the</text:span><text:span text:style-name="T35"> </text:span><text:span text:style-name="T33">combination</text:span><text:span text:style-name="T35"> </text:span><text:span text:style-name="T33">of</text:span><text:span text:style-name="T35"> </text:span><text:span text:style-name="T33">one</text:span><text:span text:style-name="T35"> </text:span><text:span text:style-name="T33">or</text:span><text:span text:style-name="T35"> </text:span><text:span text:style-name="T33">more</text:span><text:span text:style-name="T35"> </text:span><text:span text:style-name="T37">numbers</text:span><text:span text:style-name="T34">,</text:span><text:span text:style-name="T36"> </text:span><text:span text:style-name="T37">strings</text:span><text:span text:style-name="T35"> </text:span><text:span text:style-name="T33">or</text:span><text:span text:style-name="T35"> </text:span><text:span text:style-name="T37">variables</text:span><text:span text:style-name="T33">,</text:span><text:span text:style-name="T35"> </text:span><text:span text:style-name="T33">joined</text:span><text:span text:style-name="T35"> </text:span><text:span text:style-name="T33">by</text:span><text:span text:style-name="T35"> </text:span><text:span text:style-name="T37">operators</text:span><text:span text:style-name="T33">,</text:span><text:span text:style-name="T35"> </text:span><text:span text:style-name="T33">and</text:span><text:span text:style-name="T35"> </text:span><text:span text:style-name="T33">possibly</text:span><text:span text:style-name="T35"> </text:span><text:span text:style-name="T33">grouped</text:span><text:span text:style-name="T35"> </text:span><text:span text:style-name="T33">by</text:span><text:span text:style-name="T35"> </text:span><text:span text:style-name="T37">parentheses</text:span><text:span text:style-name="T33">.</text:span></text:p>
      <text:p text:style-name="P6"><text:span text:style-name="T33">There</text:span><text:span text:style-name="T35"> </text:span><text:span text:style-name="T33">are</text:span><text:span text:style-name="T35"> </text:span><text:span text:style-name="T33">four</text:span><text:span text:style-name="T35"> </text:span><text:span text:style-name="T33">operators:</text:span><text:span text:style-name="T35"> </text:span><text:span text:style-name="T33">+,</text:span><text:span text:style-name="T35"> </text:span><text:span text:style-name="T33">-,</text:span><text:span text:style-name="T35"> </text:span><text:span text:style-name="T33">*,</text:span><text:span text:style-name="T35"> </text:span><text:span text:style-name="T33">/</text:span></text:p>
      <text:p text:style-name="P6"><text:span text:style-name="T33">Note</text:span><text:span text:style-name="T35"> </text:span><text:span text:style-name="T33">that</text:span><text:span text:style-name="T35"> </text:span><text:span text:style-name="T33">the</text:span><text:span text:style-name="T35"> </text:span><text:span text:style-name="T33">operators</text:span><text:span text:style-name="T35"> </text:span><text:span text:style-name="T33">+</text:span><text:span text:style-name="T35"> </text:span><text:span text:style-name="T33">and</text:span><text:span text:style-name="T35"> – </text:span><text:span text:style-name="T33">have</text:span><text:span text:style-name="T35"> </text:span><text:span text:style-name="T33">two</text:span><text:span text:style-name="T35"> </text:span><text:span text:style-name="T33">versions :</text:span><text:span text:style-name="T35"> </text:span><text:span text:style-name="T33">the</text:span><text:span text:style-name="T35"> </text:span><text:span text:style-name="T33">binary</text:span><text:span text:style-name="T35"> </text:span><text:span text:style-name="T33">(a+b)</text:span><text:span text:style-name="T35"> </text:span><text:span text:style-name="T33">and</text:span><text:span text:style-name="T35"> </text:span><text:span text:style-name="T33">the</text:span><text:span text:style-name="T35"> </text:span><text:span text:style-name="T33">unary</text:span><text:span text:style-name="T35"> </text:span><text:span text:style-name="T33">(+a).</text:span></text:p>
      <text:p text:style-name="P6"><text:span text:style-name="T33">A</text:span><text:span text:style-name="T35"> </text:span><text:span text:style-name="T33">string</text:span><text:span text:style-name="T35"> </text:span><text:span text:style-name="T33">of</text:span><text:span text:style-name="T35"> </text:span><text:span text:style-name="T33">characters</text:span><text:span text:style-name="T35"> </text:span><text:span text:style-name="T33">is</text:span><text:span text:style-name="T35"> </text:span><text:span text:style-name="T33">enclosed</text:span><text:span text:style-name="T35"> </text:span><text:span text:style-name="T33">by</text:span><text:span text:style-name="T35"> </text:span><text:span text:style-name="T33">the</text:span><text:span text:style-name="T35"> </text:span><text:span text:style-name="T33">quote</text:span><text:span text:style-name="T35"> </text:span><text:span text:style-name="T33">characters</text:span><text:span text:style-name="T35"> </text:span><text:span text:style-name="T33">(").</text:span></text:p>
      <text:p text:style-name="P6"><text:span text:style-name="T31">01.3</text:span><text:span text:style-name="T32"> Variable Definition and Scope</text:span></text:p>
      <text:p text:style-name="P6"><text:span text:style-name="T33">The</text:span><text:span text:style-name="T35"> </text:span><text:span text:style-name="T33">variables</text:span><text:span text:style-name="T35"> </text:span><text:span text:style-name="T33">do</text:span><text:span text:style-name="T35"> </text:span><text:span text:style-name="T33">not</text:span><text:span text:style-name="T35"> </text:span><text:span text:style-name="T33">need</text:span><text:span text:style-name="T35"> </text:span><text:span text:style-name="T33">to</text:span><text:span text:style-name="T35"> </text:span><text:span text:style-name="T33">be</text:span><text:span text:style-name="T35"> </text:span><text:span text:style-name="T33">declared.</text:span><text:span text:style-name="T35"> </text:span><text:span text:style-name="T33">The</text:span><text:span text:style-name="T35"> </text:span><text:span text:style-name="T33">scope</text:span><text:span text:style-name="T35"> </text:span><text:span text:style-name="T33">of</text:span><text:span text:style-name="T35"> </text:span><text:span text:style-name="T33">all</text:span><text:span text:style-name="T35"> </text:span><text:span text:style-name="T33">the</text:span><text:span text:style-name="T35"> </text:span><text:span text:style-name="T33">variables</text:span><text:span text:style-name="T35"> </text:span><text:span text:style-name="T33">is</text:span><text:span text:style-name="T35"> </text:span><text:span text:style-name="T33">global.</text:span><text:span text:style-name="T35"> </text:span><text:span text:style-name="T33">So</text:span><text:span text:style-name="T35"> </text:span><text:span text:style-name="T33">that</text:span><text:span text:style-name="T35"> </text:span><text:span text:style-name="T33">a</text:span><text:span text:style-name="T35"> </text:span><text:span text:style-name="T33">variable,</text:span><text:span text:style-name="T35"> </text:span><text:span text:style-name="T33">when</text:span><text:span text:style-name="T35"> </text:span><text:span text:style-name="T33">it</text:span><text:span text:style-name="T35"> </text:span><text:span text:style-name="T33">is</text:span><text:span text:style-name="T35"> </text:span><text:span text:style-name="T33">used,</text:span><text:span text:style-name="T35"> </text:span><text:span text:style-name="T37">could</text:span><text:span text:style-name="T38"> </text:span><text:span text:style-name="T37">be</text:span><text:span text:style-name="T38"> </text:span><text:span text:style-name="T37">undefined</text:span><text:span text:style-name="T33">.</text:span></text:p>
      <text:p text:style-name="P6"><text:span text:style-name="T33">All</text:span><text:span text:style-name="T35"> </text:span><text:span text:style-name="T33">the</text:span><text:span text:style-name="T35"> </text:span><text:span text:style-name="T33">variables</text:span><text:span text:style-name="T35"> </text:span><text:span text:style-name="T33">are</text:span><text:span text:style-name="T35"> </text:span><text:span text:style-name="T33">of</text:span><text:span text:style-name="T35"> </text:span><text:span text:style-name="T33">numerical</text:span><text:span text:style-name="T35"> </text:span><text:span text:style-name="T33">type</text:span><text:span text:style-name="T35"> </text:span><text:span text:style-name="T33">or</text:span><text:span text:style-name="T35"> </text:span><text:span text:style-name="T33">of</text:span><text:span text:style-name="T35"> </text:span><text:span text:style-name="T33">string</text:span><text:span text:style-name="T35"> </text:span><text:span text:style-name="T33">type,</text:span><text:span text:style-name="T35"> </text:span><text:span text:style-name="T33">depending</text:span><text:span text:style-name="T35"> </text:span><text:span text:style-name="T33">on</text:span><text:span text:style-name="T35"> </text:span><text:span text:style-name="T33">the</text:span><text:span text:style-name="T35"> </text:span><text:span text:style-name="T33">type</text:span><text:span text:style-name="T35"> </text:span><text:span text:style-name="T33">of</text:span><text:span text:style-name="T35"> </text:span><text:span text:style-name="T33">the</text:span><text:span text:style-name="T35"> </text:span><text:span text:style-name="T33">expression</text:span><text:span text:style-name="T35"> </text:span><text:span text:style-name="T33">assigned</text:span><text:span text:style-name="T35"> </text:span><text:span text:style-name="T33">to</text:span><text:span text:style-name="T35"> </text:span><text:span text:style-name="T33">the</text:span><text:span text:style-name="T35"> </text:span><text:span text:style-name="T33">variable.</text:span></text:p>
      <text:p text:style-name="P6"><text:span text:style-name="T31">01.4</text:span><text:span text:style-name="T32"> Example</text:span></text:p>
      <text:p text:style-name="P1"><text:span text:style-name="T33">Let</text:span><text:span text:style-name="T35"> </text:span><text:span text:style-name="T33">the</text:span><text:span text:style-name="T35"> </text:span><text:span text:style-name="T33">following</text:span><text:span text:style-name="T35"> </text:span><text:span text:style-name="T33">Tiny</text:span><text:span text:style-name="T35"> </text:span><text:span text:style-name="T33">Basic</text:span><text:span text:style-name="T35"> </text:span><text:span text:style-name="T33">program :</text:span><text:span text:style-name="T35"> </text:span></text:p>
      <text:p text:style-name="P1"><text:span text:style-name="T39">5</text:span><text:span text:style-name="T40"> </text:span><text:span text:style-name="T41">LET</text:span><text:span text:style-name="T40"> </text:span><text:span text:style-name="T39">S</text:span><text:span text:style-name="T40"> </text:span><text:span text:style-name="T39">=</text:span><text:span text:style-name="T40"> </text:span><text:span text:style-name="T39">0</text:span></text:p>
      <text:p text:style-name="P8"><text:span text:style-name="T42">10</text:span><text:span text:style-name="T44"> </text:span><text:span text:style-name="T46">INPUT</text:span><text:span text:style-name="T44"> </text:span><text:span text:style-name="T42">NUM</text:span></text:p>
      <text:p text:style-name="P8"><text:span text:style-name="T42">15</text:span><text:span text:style-name="T44"> </text:span><text:span text:style-name="T46">INPUT</text:span><text:span text:style-name="T45"> </text:span><text:span text:style-name="T43">V</text:span></text:p>
      <text:p text:style-name="P8"><text:span text:style-name="T42">20</text:span><text:span text:style-name="T44"> </text:span><text:span text:style-name="T46">LET</text:span><text:span text:style-name="T44"> </text:span><text:span text:style-name="T42">N</text:span><text:span text:style-name="T44"> </text:span><text:span text:style-name="T42">=</text:span><text:span text:style-name="T44"> </text:span><text:span text:style-name="T42">NUM</text:span></text:p>
      <text:p text:style-name="P8"><text:span text:style-name="T42">30</text:span><text:span text:style-name="T44"> </text:span><text:span text:style-name="T46">IF</text:span><text:span text:style-name="T44"> </text:span><text:span text:style-name="T42">N</text:span><text:span text:style-name="T44"> </text:span><text:span text:style-name="T42">&lt;=</text:span><text:span text:style-name="T44"> </text:span><text:span text:style-name="T42">0</text:span><text:span text:style-name="T44"> </text:span><text:span text:style-name="T46">THEN</text:span><text:span text:style-name="T44"> </text:span><text:span text:style-name="T46">GOTO</text:span><text:span text:style-name="T47"> </text:span><text:span text:style-name="T42">99</text:span></text:p>
      <text:p text:style-name="P8"><text:span text:style-name="T42">40</text:span><text:span text:style-name="T44"> </text:span><text:span text:style-name="T46">LET</text:span><text:span text:style-name="T47"> </text:span><text:span text:style-name="T43">S</text:span><text:span text:style-name="T45"> </text:span><text:span text:style-name="T43">=</text:span><text:span text:style-name="T45"> </text:span><text:span text:style-name="T43">S</text:span><text:span text:style-name="T45"> </text:span><text:span text:style-name="T43">+</text:span><text:span text:style-name="T45"> </text:span><text:span text:style-name="T43">V</text:span></text:p>
      <text:p text:style-name="P8"><text:span text:style-name="T43">50</text:span><text:span text:style-name="T45"> </text:span><text:span text:style-name="T46">LET</text:span><text:span text:style-name="T45"> </text:span><text:span text:style-name="T43">N</text:span><text:span text:style-name="T45"> </text:span><text:span text:style-name="T43">=</text:span><text:span text:style-name="T45"> </text:span><text:span text:style-name="T43">N</text:span><text:span text:style-name="T45"> </text:span><text:span text:style-name="T43">-</text:span><text:span text:style-name="T45"> </text:span><text:span text:style-name="T43">1</text:span></text:p>
      <text:p text:style-name="P8"><text:span text:style-name="T42">70</text:span><text:span text:style-name="T44"> </text:span><text:span text:style-name="T46">GOTO</text:span><text:span text:style-name="T44"> </text:span><text:span text:style-name="T42">30</text:span></text:p>
      <text:p text:style-name="P8"><text:span text:style-name="T42">99</text:span><text:span text:style-name="T44"> </text:span><text:span text:style-name="T46">PRINT</text:span><text:span text:style-name="T44"> </text:span><text:span text:style-name="T42">S/NUM</text:span></text:p>
      <text:p text:style-name="P8"><text:span text:style-name="T42">100</text:span><text:span text:style-name="T44"> </text:span><text:span text:style-name="T46">END</text:span></text:p>
      <text:p text:style-name="P30"/>
      <text:p text:style-name="P7"><text:span text:style-name="T8">02</text:span><text:span text:style-name="T9"> </text:span><text:span text:style-name="T8">|</text:span><text:span text:style-name="T9"> JavaCC</text:span></text:p>
      <text:p text:style-name="P35">JavaCC is a Java library and a collection of CLI tools that is generating a lexer and a parser written in Java.</text:p>
      <text:p text:style-name="P6"><text:span text:style-name="T21">02.1</text:span><text:span text:style-name="T22"> Input file</text:span></text:p>
      <text:p text:style-name="P36">The input file of JavaCC is a file with extension « .jj », named here «tinybasic.jj ».</text:p>
      <text:p text:style-name="P36">The input file must start with the Java definition of the Parser (named TinyBasicParser). You may put in this part all the functions and attributes that are invoked in the grammar rules.</text:p>
      <text:p text:style-name="P36">After the Java definition, you must put the lexer rules and the grammar (BNF) rules.</text:p>
      <text:p text:style-name="P16"><text:span text:style-name="T49">options</text:span><text:span text:style-name="T48"> {</text:span></text:p>
      <text:p text:style-name="P17"><text:s text:c="2"/>IGNORE_CASE = true;</text:p>
      <text:p text:style-name="P17"><text:s text:c="2"/>STATIC = false;</text:p>
      <text:p text:style-name="P17">}</text:p>
      <text:p text:style-name="P17"/>
      <text:p text:style-name="P18">PARSER_BEGIN(TinyBasicParser)</text:p>
      <text:p text:style-name="P17"/>
      <text:p text:style-name="P17">package fr.utbm.gi.lo46.tp2.parser;</text:p>
      <text:p text:style-name="P17"/>
      <text:p text:style-name="P17">import java.util.SortedMap;</text:p>
      <text:p text:style-name="P17">import java.util.Map;</text:p>
      <text:p text:style-name="P17">import java.util.List;</text:p>
      <text:p text:style-name="P17">import java.util.TreeMap;</text:p>
      <text:p text:style-name="P17">import java.util.ArrayList;</text:p>
      <text:p text:style-name="P17"/>
      <text:p text:style-name="P17">import fr.utbm.gi.lo46.tp2.context.*;</text:p>
      <text:p text:style-name="P17">import fr.utbm.gi.lo46.tp2.symbol.*;</text:p>
      <text:p text:style-name="P17">import fr.utbm.gi.lo46.tp2.syntaxtree.*;</text:p>
      <text:p text:style-name="P17"/>
      <text:p text:style-name="P17">public class TinyBasicParser {</text:p>
      <text:p text:style-name="P17"/>
      <text:p text:style-name="P17"><text:tab/>private int basicLineNumber = 1;</text:p>
      <text:p text:style-name="P17"><text:tab/>private final SymbolTable symbolTable = new SymbolTable();</text:p>
      <text:p text:style-name="P17"/>
      <text:p text:style-name="P17"><text:tab/>/** Replies the symbol table used by the parser.</text:p>
      <text:p text:style-name="P17"><text:tab/> * @return the symbol table.</text:p>
      <text:p text:style-name="P17"><text:tab/> */</text:p>
      <text:p text:style-name="P17"><text:tab/>public SymbolTable getSymbolTable() {</text:p>
      <text:p text:style-name="P17"><text:tab/><text:tab/>return this.symbolTable;</text:p>
      <text:p text:style-name="P17"><text:tab/>}</text:p>
      <text:p text:style-name="P17"/>
      <text:p text:style-name="P17">}</text:p>
      <text:p text:style-name="P17"/>
      <text:p text:style-name="P18">PARSER_END(TinyBasicParser)</text:p>
      <text:p text:style-name="P6"><text:span text:style-name="T21">02.2</text:span><text:span text:style-name="T22"> Lexer rule syntax</text:span></text:p>
      <text:list xml:id="list3425348132" text:style-name="WW8Num2">
        <text:list-item>
          <text:p text:style-name="P37">Each lexer rule defines the lexeme that is recognized by the lexer. The recognized lexemes are named tokens.</text:p>
        </text:list-item>
        <text:list-item>
          <text:p text:style-name="P37">Different types of lexer rules are available : SKIP, TOKEN, …</text:p>
        </text:list-item>
        <text:list-item>
          <text:p text:style-name="P37"><text:soft-page-break/>The best practice in JavaCC is to define tokens only when they are associated to complex regular expressions, ie. then an regular expression operator is used. For example, the lexeme « &lt;= » may not be defined in a token rule. Rather is should be directed typed in the BNF rules.</text:p>
        </text:list-item>
        <text:list-item>
          <text:p text:style-name="P37">The SKIP rule tells to the lexer to ignore several sequences of characters :</text:p>
        </text:list-item>
      </text:list>
      <text:p text:style-name="P42">SKIP :</text:p>
      <text:p text:style-name="P15">{</text:p>
      <text:p text:style-name="P15"><text:tab/> <text:s text:c="2"/>" "</text:p>
      <text:p text:style-name="P15"><text:tab/>| <text:s/>"\t"</text:p>
      <text:p text:style-name="P15"><text:tab/>| <text:s/>"\r"</text:p>
      <text:p text:style-name="P15">}</text:p>
      <text:list xml:id="list90418003441159" text:continue-numbering="true" text:style-name="WW8Num2">
        <text:list-item>
          <text:p text:style-name="P37">The TOKEN rule tells to the lexer the token to reply to the syntax analyzer :</text:p>
        </text:list-item>
      </text:list>
      <text:p text:style-name="P42">TOKEN :</text:p>
      <text:p text:style-name="P15">{</text:p>
      <text:p text:style-name="P15"><text:tab/> <text:s text:c="2"/>&lt; CR: "\n" &gt;</text:p>
      <text:p text:style-name="P15">}</text:p>
      <text:p text:style-name="P6"><text:span text:style-name="T21">02.3</text:span><text:span text:style-name="T22"> Parser rule syntax</text:span></text:p>
      <text:list xml:id="list90417899480365" text:continue-numbering="true" text:style-name="WW8Num2">
        <text:list-item>
          <text:p text:style-name="P37">The grammar (BNF) rules defines the syntactic rules of the language.</text:p>
        </text:list-item>
        <text:list-item>
          <text:p text:style-name="P37">Each rule is defined like a kind of Java function (with a similar but different syntax) :</text:p>
        </text:list-item>
      </text:list>
      <text:p text:style-name="P42">void ruleName() :</text:p>
      <text:p text:style-name="P15">{</text:p>
      <text:p text:style-name="P45">}</text:p>
      <text:p text:style-name="P45">{</text:p>
      <text:p text:style-name="P45">}</text:p>
      <text:list xml:id="list90418807441127" text:continue-numbering="true" text:style-name="WW8Num2">
        <text:list-item>
          <text:p text:style-name="P38">The prototype of the rule has the same syntax as the prototype of a Java function. Return type and parameters are possible. Indeed, a rule could return a value or take values as parameters when it is invoked.</text:p>
        </text:list-item>
        <text:list-item>
          <text:p text:style-name="P38">The first block after the column character must contains any declaration of Java variable.</text:p>
        </text:list-item>
        <text:list-item>
          <text:p text:style-name="P38">The second block after the column character must contains the BNF rules (separated by the « | » character).</text:p>
        </text:list-item>
        <text:list-item>
          <text:p text:style-name="P38">The BNF rule is a sequence of one of :</text:p>
        </text:list-item>
      </text:list>
      <text:list xml:id="list2699635310" text:style-name="L1">
        <text:list-item>
          <text:p text:style-name="P46">a token</text:p>
        </text:list-item>
      </text:list>
      <text:list xml:id="list1695440968" text:style-name="L2">
        <text:list-item>
          <text:p text:style-name="P33">the value of the token could be retreived with an assign symbol (see example below).</text:p>
        </text:list-item>
      </text:list>
      <text:list xml:id="list90418396792746" text:continue-list="list2699635310" text:style-name="L1">
        <text:list-item>
          <text:p text:style-name="P46">a BNF rule invokation</text:p>
        </text:list-item>
      </text:list>
      <text:list xml:id="list1862420477" text:style-name="L3">
        <text:list-item>
          <text:p text:style-name="P25">it is a call to one of the BNF-rule functions, using the Java syntax.</text:p>
        </text:list-item>
        <text:list-item>
          <text:p text:style-name="P25">the value returned by the BNF-rule could be retreived with an assign symbol (see example below).</text:p>
        </text:list-item>
        <text:list-item>
          <text:p text:style-name="P25">Parameters could be passed to the BNF-rules function.</text:p>
        </text:list-item>
      </text:list>
      <text:list xml:id="list90418604896313" text:continue-list="list90418396792746" text:style-name="L1">
        <text:list-item>
          <text:p text:style-name="P46">a Java block</text:p>
        </text:list-item>
      </text:list>
      <text:p text:style-name="P47"><text:soft-page-break/></text:p>
      <text:p text:style-name="P47">The following example is rule that is recognizing a parenthezed numerical expression, a number literal, or an identifier.</text:p>
      <text:p text:style-name="P43">private Number factor() :</text:p>
      <text:p text:style-name="P15">{</text:p>
      <text:p text:style-name="P15"><text:tab/>Number value;</text:p>
      <text:p text:style-name="P15"><text:tab/>Token t;</text:p>
      <text:p text:style-name="P15">}</text:p>
      <text:p text:style-name="P15">{</text:p>
      <text:p text:style-name="P15"><text:tab/> <text:s/>"(" value = expression() ")"</text:p>
      <text:p text:style-name="P15"><text:s text:c="4"/>{ return value; }</text:p>
      <text:p text:style-name="P15"><text:tab/>| t = &lt;NUMBER&gt;</text:p>
      <text:p text:style-name="P15"><text:s text:c="4"/>{ return NumberUtil.parse(t.image); }<text:tab/> <text:s/></text:p>
      <text:p text:style-name="P15"><text:tab/>| t = &lt;IDENTIFIER&gt;</text:p>
      <text:p text:style-name="P15"><text:s text:c="4"/>{ this.symbolTable.add(t.image,t.beginLine);</text:p>
      <text:p text:style-name="P15"><text:tab/> <text:s text:c="3"/>return this.symbolTable.get(t.image);</text:p>
      <text:p text:style-name="P15"><text:tab/> <text:s/>}<text:tab/> <text:s/></text:p>
      <text:p text:style-name="P15">}</text:p>
      <text:p text:style-name="P6"><text:span text:style-name="T21">02.4</text:span><text:span text:style-name="T22"> Run JavaCC</text:span></text:p>
      <text:list xml:id="list90419043662214" text:continue-list="list90418807441127" text:style-name="WW8Num2">
        <text:list-item>
          <text:p text:style-name="P37">On the CLI, type :</text:p>
        </text:list-item>
      </text:list>
      <text:p text:style-name="P48">$&gt; <text:s/>cd src/fr/utm/gi/lo46/tp2/parser</text:p>
      <text:p text:style-name="P48">$&gt; <text:s/>javacc tinybasic.jj</text:p>
      <text:p text:style-name="P49"/>
      <text:p text:style-name="P7"><text:span text:style-name="T8">02</text:span><text:span text:style-name="T9"> </text:span><text:span text:style-name="T8">|</text:span><text:span text:style-name="T9"> </text:span><text:span text:style-name="T8">Working</text:span><text:span text:style-name="T9"> </text:span><text:span text:style-name="T8">Steps</text:span></text:p>
      <text:p text:style-name="P6"><text:span text:style-name="T21">02.1</text:span><text:span text:style-name="T22"> Skeleton</text:span></text:p>
      <text:list xml:id="list90419323143436" text:continue-numbering="true" text:style-name="WW8Num2">
        <text:list-item>
          <text:p text:style-name="P37">Download the skeleton, and install it into your Eclipse.</text:p>
        </text:list-item>
        <text:list-item>
          <text:p text:style-name="P37">The skeleton contains : a symbol table (SymbolTable), a context of interpretation (ExecutionContext), an interpreter (Interpreter, and SyntaxTreeInterpreter), the main function (TinyBasicInterpreter), and several abstract classes that correspond to the tree nodes of the syntax tree.</text:p>
        </text:list-item>
        <text:list-item>
          <text:p text:style-name="P37">Takes a look on the code.</text:p>
        </text:list-item>
      </text:list>
      <text:p text:style-name="P6"><text:span text:style-name="T21">02.2</text:span><text:span text:style-name="T22"> JavaCC Scanner and Lexer Definition</text:span></text:p>
      <text:list xml:id="list90417732538435" text:continue-numbering="true" text:style-name="WW8Num2">
        <text:list-item>
          <text:p text:style-name="P37">Write the JavaCC input file that is corresponding to the Lexer (the token).</text:p>
        </text:list-item>
      </text:list>
      <text:p text:style-name="P6"><text:span text:style-name="T21">02.3</text:span><text:span text:style-name="T22"> Complete the JavaCC Definition</text:span></text:p>
      <text:list xml:id="list90418940890758" text:continue-numbering="true" text:style-name="WW8Num2">
        <text:list-item>
          <text:p text:style-name="P37">Write the grammar inside your JavaCC input file (the BNF rules with the Java blocks empty).</text:p>
        </text:list-item>
      </text:list>
      <text:p text:style-name="P6"><text:span text:style-name="T21">02.4</text:span><text:span text:style-name="T22"> Parse Tree Node</text:span></text:p>
      <text:list xml:id="list90417870480774" text:continue-numbering="true" text:style-name="WW8Num2">
        <text:list-item>
          <text:p text:style-name="P37">Create classes for all the nodes that are required in a parse tree dedicated to the Tiny Basic language.</text:p>
        </text:list-item>
        <text:list-item>
          <text:p text:style-name="P37">Each node of the parse tree must corresponds to an element of the language.</text:p>
        </text:list-item>
        <text:list-item>
          <text:p text:style-name="P37">Each statement node should be linked to child nodes that are corresponding to the parameters of the statement.</text:p>
        </text:list-item>
      </text:list>
      <text:p text:style-name="P6"><text:span text:style-name="T21">02.5</text:span><text:span text:style-name="T22"> Write the SDD in JavaCC</text:span></text:p>
      <text:list xml:id="list90417944980722" text:continue-numbering="true" text:style-name="WW8Num2">
        <text:list-item>
          <text:p text:style-name="P37">Update your JavaCC input file with the SDD rules that permit to :</text:p>
          <text:list>
            <text:list-item>
              <text:p text:style-name="P23">check the types</text:p>
            </text:list-item>
            <text:list-item>
              <text:p text:style-name="P23">generate the parse tree for the Tiny Basic program.</text:p>
            </text:list-item>
          </text:list>
        </text:list-item>
      </text:list>
      <text:p text:style-name="P6"><text:span text:style-name="T21">02.6</text:span><text:span text:style-name="T22"> Interpretation of the Parse Tree</text:span></text:p>
      <text:list xml:id="list90418559049387" text:continue-numbering="true" text:style-name="WW8Num2">
        <text:list-item>
          <text:p text:style-name="P40"><text:span text:style-name="T10">Add in each node of your parse tree, the function </text:span><text:span text:style-name="T16">run(...)</text:span><text:span text:style-name="T14"> and </text:span><text:span text:style-name="T16">evaluate(...)</text:span><text:span text:style-name="T14"> which may be invoked to run the parse tree as in an interpreter, and to compute the value of an expression.</text:span></text:p>
        </text:list-item>
      </text:list>
      <text:p text:style-name="P6"><text:span text:style-name="T21">02.7</text:span><text:span text:style-name="T22"> Extension of the Language</text:span></text:p>
      <text:list xml:id="list90418707250190" text:continue-numbering="true" text:style-name="WW8Num2">
        <text:list-item>
          <text:p text:style-name="P39">Update your compiler implementation to support the new statements :</text:p>
          <text:list>
            <text:list-item>
              <text:p text:style-name="P34"><text:span text:style-name="T14">Statement : </text:span><text:span text:style-name="T16">for </text:span><text:span text:style-name="T17">id</text:span><text:span text:style-name="T16"> = </text:span><text:span text:style-name="T17">num</text:span><text:span text:style-name="T16"> to </text:span><text:span text:style-name="T17">num</text:span><text:span text:style-name="T16"> step </text:span><text:span text:style-name="T17">num</text:span><text:span text:style-name="T16"> </text:span><text:span text:style-name="T17">statements</text:span><text:span text:style-name="T16"> next </text:span><text:span text:style-name="T19">id</text:span></text:p>
            </text:list-item>
            <text:list-item>
              <text:p text:style-name="P34"><text:span text:style-name="T14">Arrays as </text:span><text:span text:style-name="T19">id</text:span><text:span text:style-name="T16"> ( </text:span><text:span text:style-name="T17">expression</text:span><text:span text:style-name="T16"> )</text:span></text:p>
            </text:list-item>
            <text:list-item>
              <text:p text:style-name="P34"><text:span text:style-name="T14">The new keyword that is replying the size of an array : </text:span><text:span text:style-name="T16">LEN ( </text:span><text:span text:style-name="T17">id</text:span><text:span text:style-name="T16"> )</text:span></text:p>
            </text:list-item>
            <text:list-item>
              <text:p text:style-name="P34"><text:span text:style-name="T14">Statement : </text:span><text:span text:style-name="T16">while ( </text:span><text:span text:style-name="T17">expression</text:span><text:span text:style-name="T20"> </text:span><text:span text:style-name="T17">relop</text:span><text:span text:style-name="T20"> </text:span><text:span text:style-name="T17">expression</text:span><text:span text:style-name="T20"> )</text:span><text:span text:style-name="T16"> do </text:span><text:span text:style-name="T17">statements</text:span><text:span text:style-name="T16"> </text:span><text:span text:style-name="T18">wend</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Arial Unicode MS'"/>
    <style:font-face style:name="StarSymbol" svg:font-family="StarSymbol, 'Arial Unicode MS'"/>
    <style:font-face style:name="Tahoma1" svg:font-family="Tahoma"/>
    <style:font-face style:name="Times" svg:font-family="Times, 'Times New Roman'"/>
    <style:font-face style:name="monospace" svg:font-family="monospace"/>
    <style:font-face style:name="sans-serif" svg:font-family="sans-serif, Arial"/>
    <style:font-face style:name="DejaVu Sans Mono" svg:font-family="'DejaVu Sans Mono'" style:font-family-generic="modern"/>
    <style:font-face style:name="WenQuanYi Micro Hei2" svg:font-family="'WenQuanYi Micro Hei'" style:font-family-generic="modern"/>
    <style:font-face style:name="Helvetica" svg:font-family="Helvetica, Arial" style:font-family-generic="swiss"/>
    <style:font-face style:name="Sans-serif" svg:font-family="Sans-serif, Arial" style:font-family-generic="swiss"/>
    <style:font-face style:name="Monospace" svg:font-family="Monospace" style:font-pitch="fixed"/>
    <style:font-face style:name="DejaVu Sans" svg:font-family="'DejaVu Sans'" style:font-pitch="variable"/>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Arial" style:font-family-generic="swiss"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Times New Roman'"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Times New Roman'"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Lohit Hindi2" style:font-family-complex="'Lohit Hindi'"/>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Garamond" fo:font-family="Garamond" style:font-family-generic="roman" style:font-pitch="variable" fo:font-size="26pt" fo:language="fr" fo:country="FR" style:font-size-asian="26pt" style:font-name-complex="Garamond" style:font-family-complex="Garamond" style:font-family-generic-complex="roman" style:font-pitch-complex="variable"/>
    </style:style>
    <style:style style:name="Heading_20_2" style:display-name="Heading 2" style:family="paragraph" style:parent-style-name="Standard" style:next-style-name="Standard" style:default-outline-level="2" style:class="text">
      <style:paragraph-properties fo:margin-left="0cm" fo:margin-right="0cm" fo:text-align="end" style:justify-single-word="false" fo:text-indent="0cm" style:auto-text-indent="false" fo:keep-with-next="always"/>
      <style:text-properties style:font-name="Garamond" fo:font-family="Garamond" style:font-family-generic="roman" style:font-pitch="variable" fo:font-size="48pt" fo:language="fr" fo:country="FR" style:font-size-asian="48pt" style:font-name-complex="Garamond" style:font-family-complex="Garamond" style:font-family-generic-complex="roman" style:font-pitch-complex="variable"/>
    </style:style>
    <style:style style:name="Heading_20_3" style:display-name="Heading 3" style:family="paragraph" style:parent-style-name="Standard" style:next-style-name="Text_20_body" style:default-outline-level="3" style:class="text">
      <style:paragraph-properties fo:margin-left="0cm" fo:margin-right="0cm" fo:margin-top="0.494cm" fo:margin-bottom="0.494cm" loext:contextual-spacing="false" fo:text-indent="0cm" style:auto-text-indent="false"/>
      <style:text-properties style:font-name="Arial Unicode MS" fo:font-family="'Arial Unicode MS'" style:font-family-generic="swiss" style:font-pitch="variable" fo:font-size="13.5pt" fo:language="fr" fo:country="FR" fo:font-weight="bold" style:font-name-asian="Arial Unicode MS" style:font-family-asian="'Arial Unicode MS'" style:font-family-generic-asian="swiss" style:font-pitch-asian="variable" style:font-size-asian="13.5pt" style:font-weight-asian="bold" style:font-name-complex="Arial Unicode MS" style:font-family-complex="'Arial Unicode MS'" style:font-family-generic-complex="swiss" style:font-pitch-complex="variable" style:font-size-complex="13.5pt" style:font-weight-complex="bold"/>
    </style:style>
    <style:style style:name="Répertoire" style:family="paragraph" style:parent-style-name="Standard">
      <style:paragraph-properties text:number-lines="false" text:line-number="0"/>
      <style:text-properties style:font-name="Times" fo:font-family="Times, 'Times New Roman'" style:font-name-complex="Tahoma1" style:font-family-complex="Tahoma"/>
    </style:style>
    <style:style style:name="body" style:family="paragraph" style:parent-style-name="Standard">
      <style:paragraph-properties fo:margin-top="0.494cm" fo:margin-bottom="0.494cm" loext:contextual-spacing="false"/>
      <style:text-properties style:font-name="Arial Unicode MS" fo:font-family="'Arial Unicode MS'" style:font-family-generic="swiss" style:font-pitch="variable" fo:language="fr" fo:country="FR"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pathannotation" style:family="paragraph" style:parent-style-name="Standard">
      <style:paragraph-properties fo:margin-top="0.494cm" fo:margin-bottom="0.494cm" loext:contextual-spacing="false"/>
      <style:text-properties style:font-name="Arial Unicode MS" fo:font-family="'Arial Unicode MS'" style:font-family-generic="swiss" style:font-pitch="variable" fo:language="fr" fo:country="FR"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bodycaption" style:family="paragraph" style:parent-style-name="Standard">
      <style:paragraph-properties fo:margin-top="0.494cm" fo:margin-bottom="0.494cm" loext:contextual-spacing="false"/>
      <style:text-properties style:font-name="Arial Unicode MS" fo:font-family="'Arial Unicode MS'" style:font-family-generic="swiss" style:font-pitch="variable" fo:language="fr" fo:country="FR"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procheading" style:family="paragraph" style:parent-style-name="Standard">
      <style:paragraph-properties fo:margin-top="0.494cm" fo:margin-bottom="0.494cm" loext:contextual-spacing="false"/>
      <style:text-properties fo:language="fr" fo:country="FR"/>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WenQuanYi Micro Hei2" style:font-family-asian="'WenQuanYi Micro Hei'" style:font-family-generic-asian="modern" style:font-size-asian="10pt" style:font-name-complex="DejaVu Sans Mono" style:font-family-complex="'DejaVu Sans Mono'" style:font-family-generic-complex="modern" style:font-size-complex="10pt"/>
    </style:style>
    <style:style style:name="WW8Num2z0" style:family="text">
      <style:text-properties style:font-name="Wingdings1" fo:font-family="Wingdings" style:font-charset="x-symbol" fo:font-size="9pt" style:font-size-asian="9pt" style:font-name-complex="StarSymbol" style:font-family-complex="StarSymbol, 'Arial Unicode MS'"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OpenSymbol" fo:font-family="OpenSymbol, 'Arial Unicode MS'" fo:font-size="9pt" style:font-size-asian="9pt" style:font-name-complex="StarSymbol" style:font-family-complex="StarSymbol, 'Arial Unicode MS'" style:font-size-complex="9pt"/>
    </style:style>
    <style:style style:name="Absatz-Standardschriftart" style:family="text"/>
    <style:style style:name="WW-Absatz-Standardschriftart" style:family="text"/>
    <style:style style:name="WW-Absatz-Standardschriftart1" style:family="text"/>
    <style:style style:name="WW8Num3z0" style:family="text">
      <style:text-properties style:font-name="Wingdings1" fo:font-family="Wingdings" style:font-charset="x-symbol" fo:font-size="9pt" style:font-size-asian="9pt" style:font-name-complex="StarSymbol" style:font-family-complex="StarSymbol, 'Arial Unicode MS'" style:font-size-complex="9pt"/>
    </style:style>
    <style:style style:name="WW8Num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Emphasis" style:family="text" style:parent-style-name="Police_20_par_20_défaut">
      <style:text-properties fo:font-style="italic" style:font-style-asian="italic" style:font-style-complex="italic"/>
    </style:style>
    <style:style style:name="bold"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VI50 </dc:title>
    <meta:initial-creator> GI</meta:initial-creator>
    <meta:creation-date>2007-12-03T11:14:00</meta:creation-date>
    <dc:date>2021-09-17T09:04:17.186364449</dc:date>
    <meta:print-date>2007-11-05T08:39:00</meta:print-date>
    <meta:editing-cycles>21</meta:editing-cycles>
    <meta:editing-duration>PT2H57M50S</meta:editing-duration>
    <meta:generator>LibreOffice/6.4.7.2$Linux_X86_64 LibreOffice_project/40$Build-2</meta:generator>
    <meta:document-statistic meta:table-count="0" meta:image-count="0" meta:object-count="0" meta:page-count="8" meta:paragraph-count="181" meta:word-count="1445" meta:character-count="8126" meta:non-whitespace-character-count="6859"/>
    <meta:user-defined meta:name="Info 1"/>
    <meta:user-defined meta:name="Info 2"/>
    <meta:user-defined meta:name="Info 3"/>
    <meta:user-defined meta:name="Info 4"/>
  </office:meta>
</office:document-meta>
</file>